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79in" fo:margin-left="0in" fo:margin-right="-0.0049in" table:align="margins"/>
    </style:style>
    <style:style style:name="Table2.A" style:family="table-column">
      <style:table-column-properties style:column-width="0.7396in" style:rel-column-width="7236*"/>
    </style:style>
    <style:style style:name="Table2.B" style:family="table-column">
      <style:table-column-properties style:column-width="5.9583in" style:rel-column-width="5829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4" style:family="table">
      <style:table-properties style:width="6.6979in" fo:margin-left="0in" fo:margin-right="-0.0049in" table:align="margins"/>
    </style:style>
    <style:style style:name="Table24.A" style:family="table-column">
      <style:table-column-properties style:column-width="1.5097in" style:rel-column-width="14771*"/>
    </style:style>
    <style:style style:name="Table24.B" style:family="table-column">
      <style:table-column-properties style:column-width="5.1882in" style:rel-column-width="50764*"/>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4" style:family="table-row">
      <style:table-row-properties style:min-row-height="0.2938in"/>
    </style:style>
    <style:style style:name="Table25" style:family="table">
      <style:table-properties style:width="6.6979in" fo:margin-left="0in" fo:margin-right="-0.0049in" table:align="margins"/>
    </style:style>
    <style:style style:name="Table25.A" style:family="table-column">
      <style:table-column-properties style:column-width="1.5097in" style:rel-column-width="14771*"/>
    </style:style>
    <style:style style:name="Table25.B" style:family="table-column">
      <style:table-column-properties style:column-width="5.1882in" style:rel-column-width="50764*"/>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fo:margin-right="-0.0049in" table:align="margins"/>
    </style:style>
    <style:style style:name="Table1.A" style:family="table-column">
      <style:table-column-properties style:column-width="1.5104in" style:rel-column-width="14778*"/>
    </style:style>
    <style:style style:name="Table1.B" style:family="table-column">
      <style:table-column-properties style:column-width="5.1875in" style:rel-column-width="5075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fo:margin-right="-0.0049in" table:align="margins"/>
    </style:style>
    <style:style style:name="Table3.A" style:family="table-column">
      <style:table-column-properties style:column-width="1.5104in" style:rel-column-width="14778*"/>
    </style:style>
    <style:style style:name="Table3.B" style:family="table-column">
      <style:table-column-properties style:column-width="5.1875in" style:rel-column-width="5075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3" style:family="table">
      <style:table-properties style:width="6.6979in" fo:margin-left="0in" fo:margin-right="-0.0049in" table:align="margins"/>
    </style:style>
    <style:style style:name="Table23.A" style:family="table-column">
      <style:table-column-properties style:column-width="1.5097in" style:rel-column-width="14771*"/>
    </style:style>
    <style:style style:name="Table23.B" style:family="table-column">
      <style:table-column-properties style:column-width="5.1882in" style:rel-column-width="50764*"/>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1" style:family="table">
      <style:table-properties style:width="6.6979in" fo:margin-left="0in" fo:margin-right="-0.0049in" table:align="margins"/>
    </style:style>
    <style:style style:name="Table21.A" style:family="table-column">
      <style:table-column-properties style:column-width="1.5097in" style:rel-column-width="14771*"/>
    </style:style>
    <style:style style:name="Table21.B" style:family="table-column">
      <style:table-column-properties style:column-width="5.1882in" style:rel-column-width="50764*"/>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fo:margin-right="-0.0049in" table:align="margins"/>
    </style:style>
    <style:style style:name="Table4.A" style:family="table-column">
      <style:table-column-properties style:column-width="1.5104in" style:rel-column-width="14778*"/>
    </style:style>
    <style:style style:name="Table4.B" style:family="table-column">
      <style:table-column-properties style:column-width="5.1875in" style:rel-column-width="5075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fo:margin-right="-0.0049in" table:align="margins"/>
    </style:style>
    <style:style style:name="Table5.A" style:family="table-column">
      <style:table-column-properties style:column-width="1.5097in" style:rel-column-width="14771*"/>
    </style:style>
    <style:style style:name="Table5.B" style:family="table-column">
      <style:table-column-properties style:column-width="5.1882in" style:rel-column-width="5076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fo:margin-right="-0.0049in" table:align="margins"/>
    </style:style>
    <style:style style:name="Table7.A" style:family="table-column">
      <style:table-column-properties style:column-width="1.5104in" style:rel-column-width="14778*"/>
    </style:style>
    <style:style style:name="Table7.B" style:family="table-column">
      <style:table-column-properties style:column-width="5.1875in" style:rel-column-width="5075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fo:margin-right="-0.0049in" table:align="margins"/>
    </style:style>
    <style:style style:name="Table8.A" style:family="table-column">
      <style:table-column-properties style:column-width="1.5104in" style:rel-column-width="14778*"/>
    </style:style>
    <style:style style:name="Table8.B" style:family="table-column">
      <style:table-column-properties style:column-width="5.1875in" style:rel-column-width="5075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8" style:family="table">
      <style:table-properties style:width="6.6979in" fo:margin-left="0in" fo:margin-right="-0.0049in" table:align="margins"/>
    </style:style>
    <style:style style:name="Table18.A" style:family="table-column">
      <style:table-column-properties style:column-width="1.5097in" style:rel-column-width="14771*"/>
    </style:style>
    <style:style style:name="Table18.B" style:family="table-column">
      <style:table-column-properties style:column-width="5.1882in" style:rel-column-width="50764*"/>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fo:margin-right="-0.0049in" table:align="margins"/>
    </style:style>
    <style:style style:name="Table9.A" style:family="table-column">
      <style:table-column-properties style:column-width="1.5097in" style:rel-column-width="14771*"/>
    </style:style>
    <style:style style:name="Table9.B" style:family="table-column">
      <style:table-column-properties style:column-width="5.1882in" style:rel-column-width="50764*"/>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6" style:family="table">
      <style:table-properties style:width="6.6979in" fo:margin-left="0in" fo:margin-right="-0.0049in" table:align="margins"/>
    </style:style>
    <style:style style:name="Table26.A" style:family="table-column">
      <style:table-column-properties style:column-width="1.5097in" style:rel-column-width="14771*"/>
    </style:style>
    <style:style style:name="Table26.B" style:family="table-column">
      <style:table-column-properties style:column-width="5.1882in" style:rel-column-width="50764*"/>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fo:margin-right="-0.0049in" table:align="margins"/>
    </style:style>
    <style:style style:name="Table15.A" style:family="table-column">
      <style:table-column-properties style:column-width="1.5104in" style:rel-column-width="14778*"/>
    </style:style>
    <style:style style:name="Table15.B" style:family="table-column">
      <style:table-column-properties style:column-width="5.1875in" style:rel-column-width="507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fo:margin-right="-0.0049in" table:align="margins"/>
    </style:style>
    <style:style style:name="Table13.A" style:family="table-column">
      <style:table-column-properties style:column-width="1.5104in" style:rel-column-width="14778*"/>
    </style:style>
    <style:style style:name="Table13.B" style:family="table-column">
      <style:table-column-properties style:column-width="5.1875in" style:rel-column-width="5075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fo:margin-right="-0.0049in" table:align="margins"/>
    </style:style>
    <style:style style:name="Table16.A" style:family="table-column">
      <style:table-column-properties style:column-width="1.5097in" style:rel-column-width="14771*"/>
    </style:style>
    <style:style style:name="Table16.B" style:family="table-column">
      <style:table-column-properties style:column-width="5.1882in" style:rel-column-width="50764*"/>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22" style:family="table">
      <style:table-properties style:width="6.6979in" fo:margin-left="0in" fo:margin-right="-0.0049in" table:align="margins"/>
    </style:style>
    <style:style style:name="Table22.A" style:family="table-column">
      <style:table-column-properties style:column-width="1.5097in" style:rel-column-width="14771*"/>
    </style:style>
    <style:style style:name="Table22.B" style:family="table-column">
      <style:table-column-properties style:column-width="5.1882in" style:rel-column-width="50764*"/>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fo:margin-right="-0.0049in" table:align="margins"/>
    </style:style>
    <style:style style:name="Table10.A" style:family="table-column">
      <style:table-column-properties style:column-width="1.5104in" style:rel-column-width="14778*"/>
    </style:style>
    <style:style style:name="Table10.B" style:family="table-column">
      <style:table-column-properties style:column-width="5.1875in" style:rel-column-width="5075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fo:margin-right="-0.0049in" table:align="margins"/>
    </style:style>
    <style:style style:name="Table17.A" style:family="table-column">
      <style:table-column-properties style:column-width="1.5104in" style:rel-column-width="14778*"/>
    </style:style>
    <style:style style:name="Table17.B" style:family="table-column">
      <style:table-column-properties style:column-width="5.1875in" style:rel-column-width="507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1" style:family="table">
      <style:table-properties style:width="6.7042in" fo:margin-left="-0.0063in" fo:margin-right="-0.0049in" table:align="margins"/>
    </style:style>
    <style:style style:name="Table11.A" style:family="table-column">
      <style:table-column-properties style:column-width="1.5208in" style:rel-column-width="14866*"/>
    </style:style>
    <style:style style:name="Table11.B" style:family="table-column">
      <style:table-column-properties style:column-width="5.1833in" style:rel-column-width="5066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fo:margin-right="-0.0049in" table:align="margins"/>
    </style:style>
    <style:style style:name="Table6.A" style:family="table-column">
      <style:table-column-properties style:column-width="1.5104in" style:rel-column-width="14778*"/>
    </style:style>
    <style:style style:name="Table6.B" style:family="table-column">
      <style:table-column-properties style:column-width="5.1875in" style:rel-column-width="5075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fo:margin-right="-0.0049in" table:align="margins"/>
    </style:style>
    <style:style style:name="Table14.A" style:family="table-column">
      <style:table-column-properties style:column-width="1.5097in" style:rel-column-width="14771*"/>
    </style:style>
    <style:style style:name="Table14.B" style:family="table-column">
      <style:table-column-properties style:column-width="5.1882in" style:rel-column-width="50764*"/>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7" style:family="table">
      <style:table-properties style:width="6.6979in" fo:margin-left="0in" fo:margin-right="-0.0049in" table:align="margins"/>
    </style:style>
    <style:style style:name="Table27.A" style:family="table-column">
      <style:table-column-properties style:column-width="1.8229in" style:rel-column-width="17836*"/>
    </style:style>
    <style:style style:name="Table27.B" style:family="table-column">
      <style:table-column-properties style:column-width="4.875in" style:rel-column-width="47699*"/>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19" style:family="table">
      <style:table-properties style:width="6.6979in" fo:margin-left="0in" fo:margin-right="-0.0049in" table:align="margins"/>
    </style:style>
    <style:style style:name="Table19.A" style:family="table-column">
      <style:table-column-properties style:column-width="1.8229in" style:rel-column-width="17836*"/>
    </style:style>
    <style:style style:name="Table19.B" style:family="table-column">
      <style:table-column-properties style:column-width="4.875in" style:rel-column-width="47699*"/>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2" style:family="table">
      <style:table-properties style:width="6.7042in" fo:margin-left="-0.0063in" fo:margin-right="-0.0049in" table:align="margins"/>
    </style:style>
    <style:style style:name="Table12.A" style:family="table-column">
      <style:table-column-properties style:column-width="1.8333in" style:rel-column-width="17921*"/>
    </style:style>
    <style:style style:name="Table12.B" style:family="table-column">
      <style:table-column-properties style:column-width="4.8708in" style:rel-column-width="47614*"/>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0" style:family="table">
      <style:table-properties style:width="6.6979in" fo:margin-left="0in" fo:margin-right="-0.0049in" table:align="margins"/>
    </style:style>
    <style:style style:name="Table20.A" style:family="table-column">
      <style:table-column-properties style:column-width="1.5097in" style:rel-column-width="14771*"/>
    </style:style>
    <style:style style:name="Table20.B" style:family="table-column">
      <style:table-column-properties style:column-width="5.1882in" style:rel-column-width="5076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8" style:family="table">
      <style:table-properties style:width="6.6979in" fo:margin-left="0in" fo:margin-right="-0.0049in" table:align="margins"/>
    </style:style>
    <style:style style:name="Table28.A" style:family="table-column">
      <style:table-column-properties style:column-width="1.5097in" style:rel-column-width="14771*"/>
    </style:style>
    <style:style style:name="Table28.B" style:family="table-column">
      <style:table-column-properties style:column-width="5.1882in" style:rel-column-width="50764*"/>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Table_20_Contents">
      <style:text-properties fo:font-variant="normal" fo:text-transform="none" fo:color="#000000" style:font-name="Times New Roman" fo:font-size="12pt" fo:letter-spacing="normal" fo:font-style="normal" fo:font-weight="normal" fo:background-color="#ffff00" style:font-size-asian="12pt" style:font-size-complex="12pt"/>
    </style:style>
    <style:style style:name="P4" style:family="paragraph" style:parent-style-name="Table_20_Contents">
      <style:text-properties fo:background-color="#ffff00"/>
    </style:style>
    <style:style style:name="P5" style:family="paragraph" style:parent-style-name="Table_20_Contents">
      <style:text-properties fo:background-color="transparent"/>
    </style:style>
    <style:style style:name="P6" style:family="paragraph" style:parent-style-name="XML_20_code">
      <style:text-properties fo:font-style="normal" fo:font-weight="normal"/>
    </style:style>
    <style:style style:name="P7" style:family="paragraph" style:parent-style-name="Text_20_body" style:list-style-name="L1"/>
    <style:style style:name="P8" style:family="paragraph" style:parent-style-name="Table_20_Contents" style:list-style-name="L2"/>
    <style:style style:name="P9" style:family="paragraph" style:parent-style-name="Table_20_Contents" style:list-style-name="L3"/>
    <style:style style:name="P10" style:family="paragraph" style:parent-style-name="Table_20_Contents" style:list-style-name="L4"/>
    <style:style style:name="P11" style:family="paragraph" style:parent-style-name="Table_20_Contents" style:list-style-name="L5"/>
    <style:style style:name="P12" style:family="paragraph" style:parent-style-name="Table_20_Contents" style:list-style-name="L6"/>
    <style:style style:name="P13" style:family="paragraph" style:parent-style-name="Table_20_Contents" style:list-style-name="L7"/>
    <style:style style:name="P14" style:family="paragraph" style:parent-style-name="Table_20_Contents" style:list-style-name="L8"/>
    <style:style style:name="P15" style:family="paragraph" style:parent-style-name="Table_20_Contents" style:list-style-name="L9"/>
    <style:style style:name="P16" style:family="paragraph" style:parent-style-name="Table_20_Contents" style:list-style-name="L10"/>
    <style:style style:name="P17" style:family="paragraph" style:parent-style-name="Table_20_Contents" style:list-style-name="L10">
      <style:text-properties fo:background-color="transparent"/>
    </style:style>
    <style:style style:name="P18" style:family="paragraph" style:parent-style-name="Table_20_Contents" style:list-style-name="L10">
      <style:text-properties fo:background-color="#ffff00"/>
    </style:style>
    <style:style style:name="P19" style:family="paragraph" style:parent-style-name="Table_20_Contents" style:list-style-name="L11"/>
    <style:style style:name="P20" style:family="paragraph" style:parent-style-name="Table_20_Contents" style:list-style-name="L12"/>
    <style:style style:name="P21" style:family="paragraph" style:parent-style-name="Table_20_Contents" style:list-style-name="L13"/>
    <style:style style:name="P22" style:family="paragraph" style:parent-style-name="Table_20_Contents" style:list-style-name="L14"/>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fo:font-variant="normal" fo:text-transform="none" fo:color="#000000" style:font-name="Times New Roman" fo:font-size="12pt" fo:letter-spacing="normal" fo:font-style="normal" fo:font-weight="normal" style:font-size-asian="12pt" style:font-size-complex="12pt"/>
    </style:style>
    <style:style style:name="P25" style:family="paragraph" style:parent-style-name="Table_20_Contents" style:list-style-name="L15"/>
    <style:style style:name="P26" style:family="paragraph" style:parent-style-name="Table_20_Contents" style:list-style-name="L16"/>
    <style:style style:name="P27" style:family="paragraph" style:parent-style-name="Table_20_Contents" style:list-style-name="L4">
      <style:paragraph-properties fo:margin-left="0.9846in" fo:margin-right="0in" fo:text-indent="-0.25in" style:auto-text-indent="false"/>
    </style:style>
    <style:style style:name="T1" style:family="text">
      <style:text-properties fo:font-style="normal" fo:font-weight="normal"/>
    </style:style>
    <style:style style:name="T2" style:family="text">
      <style:text-properties fo:font-style="normal" style:font-style-asian="normal" style:font-style-complex="normal"/>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000000" fo:letter-spacing="normal" fo:font-style="normal" fo:font-weight="normal"/>
    </style:style>
    <style:style style:name="T5" style:family="text">
      <style:text-properties fo:color="#000000" style:font-name="Times New Roman" fo:font-size="12pt" style:font-size-asian="12pt" style:font-size-complex="12pt"/>
    </style:style>
    <style:style style:name="T6" style:family="text">
      <style:text-properties fo:background-color="#ffff00"/>
    </style:style>
    <style:style style:name="T7"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tno Metadata Format Specification</text:h>
      <text:p text:style-name="Text_20_body">Metno Metadata Format (MMD) is an XML metadata format for storing information about scientific datasets. It is meant for consumption by internal systems and to be a corner stone in our data management policy.</text:p>
      <text:h text:style-name="Heading_20_2" text:outline-level="2">Goals</text:h>
      <text:list xml:id="list7189435841" text:style-name="L1">
        <text:list-item>
          <text:p text:style-name="P7">Provide core metadata about datasets found on our servers.</text:p>
        </text:list-item>
        <text:list-item>
          <text:p text:style-name="P7">Facilitate metadata re-use between different projects and services at METNO.</text:p>
        </text:list-item>
        <text:list-item>
          <text:p text:style-name="P7">Be compatible with the DIF and ISO19139 metadata standards. Provide close to lossless conversion between the different formats.</text:p>
        </text:list-item>
      </text:list>
      <text:h text:style-name="Heading_20_2" text:outline-level="2">Versions</text:h>
      <table:table table:name="Table2" table:style-name="Table2">
        <table:table-column table:style-name="Table2.A"/>
        <table:table-column table:style-name="Table2.B"/>
        <table:table-row>
          <table:table-cell table:style-name="Table2.A1" office:value-type="string">
            <text:p text:style-name="P1">Version</text:p>
          </table:table-cell>
          <table:table-cell table:style-name="Table2.B1" office:value-type="string">
            <text:p text:style-name="P1">Changes</text:p>
          </table:table-cell>
        </table:table-row>
        <table:table-row>
          <table:table-cell table:style-name="Table2.A2" office:value-type="string">
            <text:p text:style-name="Table_20_Contents">1.0</text:p>
          </table:table-cell>
          <table:table-cell table:style-name="Table2.B2" office:value-type="string">
            <text:p text:style-name="Table_20_Contents">First version.</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h text:style-name="Heading_20_2" text:outline-level="2">Metadata elements</text:h>
      <text:h text:style-name="Heading_20_3" text:outline-level="3">metadata_identifier</text:h>
      <table:table table:name="Table24" table:style-name="Table24">
        <table:table-column table:style-name="Table24.A"/>
        <table:table-column table:style-name="Table24.B"/>
        <table:table-row>
          <table:table-cell table:style-name="Table24.A1" office:value-type="string">
            <text:p text:style-name="P1">Element</text:p>
          </table:table-cell>
          <table:table-cell table:style-name="Table24.B1" office:value-type="string">
            <text:p text:style-name="Table_20_Contents">/mmd/metadata_identifier</text:p>
          </table:table-cell>
        </table:table-row>
        <table:table-row>
          <table:table-cell table:style-name="Table24.A2" office:value-type="string">
            <text:p text:style-name="P1">Required</text:p>
          </table:table-cell>
          <table:table-cell table:style-name="Table24.B2" office:value-type="string">
            <text:p text:style-name="Table_20_Contents">Yes</text:p>
          </table:table-cell>
        </table:table-row>
        <table:table-row>
          <table:table-cell table:style-name="Table24.A2" office:value-type="string">
            <text:p text:style-name="P1">Repetition allowed</text:p>
          </table:table-cell>
          <table:table-cell table:style-name="Table24.B2" office:value-type="string">
            <text:p text:style-name="Table_20_Contents">No</text:p>
          </table:table-cell>
        </table:table-row>
        <table:table-row table:style-name="Table24.4">
          <table:table-cell table:style-name="Table24.A2" office:value-type="string">
            <text:p text:style-name="P1">Description</text:p>
          </table:table-cell>
          <table:table-cell table:style-name="Table24.B2" office:value-type="string">
            <text:p text:style-name="Table_20_Contents">Unique identifier for the document. This identifier is used to identify a document across metadata catalogues. Two documents are considered to be the same if the have the same unique identifier.</text:p>
            <text:p text:style-name="Table_20_Contents"/>
            <text:p text:style-name="Table_20_Contents">To be compatible with DIF the identifier cannot containt:</text:p>
            <text:list xml:id="list1087062355" text:style-name="L2">
              <text:list-item>
                <text:p text:style-name="P8">Backward Slash ( \ )</text:p>
              </text:list-item>
              <text:list-item>
                <text:p text:style-name="P8">Forward Slash (/ )</text:p>
              </text:list-item>
              <text:list-item>
                <text:p text:style-name="P8">Colon ( : )</text:p>
              </text:list-item>
              <text:list-item>
                <text:p text:style-name="P8">Spaces ( )</text:p>
              </text:list-item>
            </text:list>
          </table:table-cell>
        </table:table-row>
        <table:table-row>
          <table:table-cell table:style-name="Table24.A2" office:value-type="string">
            <text:p text:style-name="P1">DIF equivalent</text:p>
          </table:table-cell>
          <table:table-cell table:style-name="Table24.B2" office:value-type="string">
            <text:p text:style-name="Table_20_Contents">/DIF/Entry_ID</text:p>
          </table:table-cell>
        </table:table-row>
        <table:table-row>
          <table:table-cell table:style-name="Table24.A2" office:value-type="string">
            <text:p text:style-name="P1">ISO equivalent</text:p>
          </table:table-cell>
          <table:table-cell table:style-name="Table24.B2" office:value-type="string">
            <text:p text:style-name="Table_20_Contents">/gmd:MD_Metadata/gmd:fileIdentifier/gco:CharacterString</text:p>
          </table:table-cell>
        </table:table-row>
        <table:table-row>
          <table:table-cell table:style-name="Table24.A2" office:value-type="string">
            <text:p text:style-name="P1">MM2 equivalent</text:p>
          </table:table-cell>
          <table:table-cell table:style-name="Table24.B2" office:value-type="string">
            <text:p text:style-name="Table_20_Contents">NA</text:p>
          </table:table-cell>
        </table:table-row>
        <table:table-row>
          <table:table-cell table:style-name="Table24.A2" office:value-type="string">
            <text:p text:style-name="P1">Example XML</text:p>
          </table:table-cell>
          <table:table-cell table:style-name="Table24.B2" office:value-type="string">
            <text:p text:style-name="XML_20_code">&lt;metadata_identifier&gt;</text:p>
            <text:p text:style-name="XML_20_code">3248ef-32140a0-2321</text:p>
            <text:p text:style-name="XML_20_code">&lt;/metadata_identifier&gt;</text:p>
          </table:table-cell>
        </table:table-row>
      </table:table>
      <text:h text:style-name="Heading_20_3" text:outline-level="3"><text:soft-page-break/>title</text:h>
      <table:table table:name="Table25" table:style-name="Table25">
        <table:table-column table:style-name="Table25.A"/>
        <table:table-column table:style-name="Table25.B"/>
        <table:table-row>
          <table:table-cell table:style-name="Table25.A1" office:value-type="string">
            <text:p text:style-name="P1">Element</text:p>
          </table:table-cell>
          <table:table-cell table:style-name="Table25.B1" office:value-type="string">
            <text:p text:style-name="Table_20_Contents">/mmd/title</text:p>
          </table:table-cell>
        </table:table-row>
        <table:table-row>
          <table:table-cell table:style-name="Table25.A2" office:value-type="string">
            <text:p text:style-name="P1">Attributes</text:p>
          </table:table-cell>
          <table:table-cell table:style-name="Table25.B2" office:value-type="string">
            <text:list xml:id="list1845671659" text:style-name="L3">
              <text:list-item>
                <text:p text:style-name="P9">xml:lang ISO language code for the language that the title is in</text:p>
              </text:list-item>
            </text:list>
          </table:table-cell>
        </table:table-row>
        <table:table-row>
          <table:table-cell table:style-name="Table25.A2" office:value-type="string">
            <text:p text:style-name="P1">Required</text:p>
          </table:table-cell>
          <table:table-cell table:style-name="Table25.B2" office:value-type="string">
            <text:p text:style-name="Table_20_Contents">Yes</text:p>
          </table:table-cell>
        </table:table-row>
        <table:table-row>
          <table:table-cell table:style-name="Table25.A2" office:value-type="string">
            <text:p text:style-name="P1">Repetition allowed</text:p>
          </table:table-cell>
          <table:table-cell table:style-name="Table25.B2" office:value-type="string">
            <text:p text:style-name="Table_20_Contents">Yes, but each repetition should have a different language.</text:p>
          </table:table-cell>
        </table:table-row>
        <table:table-row>
          <table:table-cell table:style-name="Table25.A2" office:value-type="string">
            <text:p text:style-name="P1">Description</text:p>
          </table:table-cell>
          <table:table-cell table:style-name="Table25.B2" office:value-type="string">
            <text:p text:style-name="Table_20_Contents">The title of the dataset. The language in the title is specificed in the xml:lang attribute.</text:p>
            <text:p text:style-name="Table_20_Contents"/>
            <text:p text:style-name="Table_20_Contents">To be compatible with DIF the title cannot be longer than 220 characters.</text:p>
          </table:table-cell>
        </table:table-row>
        <table:table-row>
          <table:table-cell table:style-name="Table25.A2" office:value-type="string">
            <text:p text:style-name="P1">DIF equivalent</text:p>
          </table:table-cell>
          <table:table-cell table:style-name="Table25.B2" office:value-type="string">
            <text:p text:style-name="Table_20_Contents">/Entry_Title</text:p>
          </table:table-cell>
        </table:table-row>
        <table:table-row>
          <table:table-cell table:style-name="Table25.A2" office:value-type="string">
            <text:p text:style-name="P1">ISO equivalent</text:p>
          </table:table-cell>
          <table:table-cell table:style-name="Table25.B2" office:value-type="string">
            <text:p text:style-name="Table_20_Contents">/gmd:MD_Metadata/gmd:identificationInfo/gmd:MD_DataIdentification/gmd:citation/gmd:CI_Citation/gmd:title/gco:CharacterString</text:p>
          </table:table-cell>
        </table:table-row>
        <table:table-row>
          <table:table-cell table:style-name="Table25.A2" office:value-type="string">
            <text:p text:style-name="P1">MM2 equivalent</text:p>
          </table:table-cell>
          <table:table-cell table:style-name="Table25.B2" office:value-type="string">
            <text:p text:style-name="Table_20_Contents">/metadata@name='title'</text:p>
          </table:table-cell>
        </table:table-row>
        <table:table-row>
          <table:table-cell table:style-name="Table25.A2" office:value-type="string">
            <text:p text:style-name="P1">Example XML</text:p>
          </table:table-cell>
          <table:table-cell table:style-name="Table25.B2" office:value-type="string">
            <text:p text:style-name="XML_20_code">&lt;title xml:lang=”en_GB”&gt;</text:p>
            <text:p text:style-name="XML_20_code">OSISAF Northern Hemisphere Ice edge</text:p>
            <text:p text:style-name="XML_20_code">&lt;/title&gt;</text:p>
          </table:table-cell>
        </table:table-row>
      </table:table>
      <text:h text:style-name="Heading_20_3" text:outline-level="3">abstract</text:h>
      <table:table table:name="Table1" table:style-name="Table1">
        <table:table-column table:style-name="Table1.A"/>
        <table:table-column table:style-name="Table1.B"/>
        <table:table-row>
          <table:table-cell table:style-name="Table1.A1" office:value-type="string">
            <text:p text:style-name="P1">Element</text:p>
          </table:table-cell>
          <table:table-cell table:style-name="Table1.B1" office:value-type="string">
            <text:p text:style-name="Table_20_Contents">/mmd/abstract</text:p>
          </table:table-cell>
        </table:table-row>
        <table:table-row>
          <table:table-cell table:style-name="Table1.A2" office:value-type="string">
            <text:p text:style-name="P1">Attributes</text:p>
          </table:table-cell>
          <table:table-cell table:style-name="Table1.B2" office:value-type="string">
            <text:list xml:id="list80600652" text:continue-numbering="true" text:style-name="L3">
              <text:list-item>
                <text:p text:style-name="P9">xml:lang ISO language code for the language that the abstract is in</text:p>
              </text:list-item>
            </text:list>
          </table:table-cell>
        </table:table-row>
        <table:table-row>
          <table:table-cell table:style-name="Table1.A2" office:value-type="string">
            <text:p text:style-name="P1">Required</text:p>
          </table:table-cell>
          <table:table-cell table:style-name="Table1.B2" office:value-type="string">
            <text:p text:style-name="Table_20_Contents">Yes</text:p>
          </table:table-cell>
        </table:table-row>
        <table:table-row>
          <table:table-cell table:style-name="Table1.A2" office:value-type="string">
            <text:p text:style-name="P1">Repetition allowed</text:p>
          </table:table-cell>
          <table:table-cell table:style-name="Table1.B2" office:value-type="string">
            <text:p text:style-name="Table_20_Contents">Yes, but each repetition should have a different language.</text:p>
          </table:table-cell>
        </table:table-row>
        <table:table-row>
          <table:table-cell table:style-name="Table1.A2" office:value-type="string">
            <text:p text:style-name="P1">Description</text:p>
          </table:table-cell>
          <table:table-cell table:style-name="Table1.B2" office:value-type="string">
            <text:p text:style-name="Table_20_Contents">The abstract should summarize and described the dataset.</text:p>
            <text:p text:style-name="Table_20_Contents"/>
            <text:p text:style-name="Table_20_Contents">The following guidelines for a good abstract follows (from DIF):</text:p>
            <text:list xml:id="list880715669" text:style-name="L4">
              <text:list-item>
                <text:p text:style-name="P10">Capitalization should follow standard constructs. For readability, all capital letters or all lower case letters should not be used. Use the appropriate case where applicable.</text:p>
              </text:list-item>
              <text:list-item>
                <text:p text:style-name="P10">Acronyms should be expanded to provide understanding.</text:p>
              </text:list-item>
              <text:list-item>
                <text:p text:style-name="P10">Where applicable, the abstract should also include brief statements on the following information:</text:p>
              </text:list-item>
              <text:list-item>
                <text:p text:style-name="P27">Data processing information (gridded, binned, swath, raw, algorithms used, necessary ancillary data sets).</text:p>
              </text:list-item>
              <text:list-item>
                <text:p text:style-name="P27">Date available.</text:p>
              </text:list-item>
              <text:list-item>
                <text:p text:style-name="P27">Data set organization (description of how data are organized within and by file).</text:p>
              </text:list-item>
              <text:list-item>
                <text:p text:style-name="P27">Scientific methodology or analytical tools.</text:p>
              </text:list-item>
              <text:list-item>
                <text:p text:style-name="P27">Time gaps in data set coverage.</text:p>
              </text:list-item>
              <text:list-item>
                <text:p text:style-name="P27">Units and unit resolution.</text:p>
              </text:list-item>
              <text:list-item>
                <text:p text:style-name="P27">Similarities and differences of these data to other closely-related data sets.</text:p>
              </text:list-item>
              <text:list-item>
                <text:p text:style-name="P27">Other pertinent information.</text:p>
              </text:list-item>
            </text:list>
          </table:table-cell>
        </table:table-row>
        <table:table-row>
          <table:table-cell table:style-name="Table1.A2" office:value-type="string">
            <text:p text:style-name="P1">Example XML:</text:p>
          </table:table-cell>
          <table:table-cell table:style-name="Table1.B2" office:value-type="string">
            <text:p text:style-name="XML_20_code">&lt;abstract xml:lang=”en_GB”&gt;</text:p>
            <text:p text:style-name="XML_20_code">The daily analysis of sea ice concentration are obtained from</text:p>
            <text:p text:style-name="XML_20_code"><text:soft-page-break/>operation satellite images of the polar regions. It is based</text:p>
            <text:p text:style-name="XML_20_code">on atmospherically corretected signal and an optimal sea ice</text:p>
            <text:p text:style-name="XML_20_code">concentration algorithm. This product is available for free</text:p>
            <text:p text:style-name="XML_20_code">from the EUMETSAT Ocean and Sea Ice Satellite Application</text:p>
            <text:p text:style-name="XML_20_code">Facility (OSI SAF). </text:p>
            <text:p text:style-name="XML_20_code">&lt;/abstract&gt;</text:p>
          </table:table-cell>
        </table:table-row>
        <table:table-row>
          <table:table-cell table:style-name="Table1.A2" office:value-type="string">
            <text:p text:style-name="P1">DIF equivalent</text:p>
          </table:table-cell>
          <table:table-cell table:style-name="Table1.B2" office:value-type="string">
            <text:p text:style-name="Table_20_Contents">/Summary/Abstract</text:p>
          </table:table-cell>
        </table:table-row>
        <table:table-row>
          <table:table-cell table:style-name="Table1.A2" office:value-type="string">
            <text:p text:style-name="P1">ISO equivalent</text:p>
          </table:table-cell>
          <table:table-cell table:style-name="Table1.B2" office:value-type="string">
            <text:p text:style-name="Table_20_Contents">/gmd:MD_Metadata/gmd:identificationInfo/gmd:MD_DataIdentification/gmd:abstract/gco:CharacterString</text:p>
          </table:table-cell>
        </table:table-row>
        <table:table-row>
          <table:table-cell table:style-name="Table1.A2" office:value-type="string">
            <text:p text:style-name="P1">MM2 equivalent</text:p>
          </table:table-cell>
          <table:table-cell table:style-name="Table1.B2" office:value-type="string">
            <text:p text:style-name="Table_20_Contents">/metadata@name='abstract'</text:p>
          </table:table-cell>
        </table:table-row>
      </table:table>
      <text:h text:style-name="Heading_20_3" text:outline-level="3">last_metadata_update</text:h>
      <table:table table:name="Table3" table:style-name="Table3">
        <table:table-column table:style-name="Table3.A"/>
        <table:table-column table:style-name="Table3.B"/>
        <table:table-row>
          <table:table-cell table:style-name="Table3.A1" office:value-type="string">
            <text:p text:style-name="P1">Element</text:p>
          </table:table-cell>
          <table:table-cell table:style-name="Table3.B1" office:value-type="string">
            <text:p text:style-name="Table_20_Contents">/mmd/last_metadata_update</text:p>
          </table:table-cell>
        </table:table-row>
        <table:table-row>
          <table:table-cell table:style-name="Table3.A2" office:value-type="string">
            <text:p text:style-name="P1">Attributes</text:p>
          </table:table-cell>
          <table:table-cell table:style-name="Table3.B2" office:value-type="string">
            <text:p text:style-name="Table_20_Contents">None</text:p>
          </table:table-cell>
        </table:table-row>
        <table:table-row>
          <table:table-cell table:style-name="Table3.A2" office:value-type="string">
            <text:p text:style-name="P1">Required</text:p>
          </table:table-cell>
          <table:table-cell table:style-name="Table3.B2" office:value-type="string">
            <text:p text:style-name="Table_20_Contents">Yes</text:p>
          </table:table-cell>
        </table:table-row>
        <table:table-row>
          <table:table-cell table:style-name="Table3.A2" office:value-type="string">
            <text:p text:style-name="P1">Repetition Allowed</text:p>
          </table:table-cell>
          <table:table-cell table:style-name="Table3.B2" office:value-type="string">
            <text:p text:style-name="Table_20_Contents">No</text:p>
          </table:table-cell>
        </table:table-row>
        <table:table-row>
          <table:table-cell table:style-name="Table3.A2" office:value-type="string">
            <text:p text:style-name="P1">Description</text:p>
          </table:table-cell>
          <table:table-cell table:style-name="Table3.B2" office:value-type="string">
            <text:p text:style-name="Table_20_Contents">The last update of the metadata record.</text:p>
          </table:table-cell>
        </table:table-row>
        <table:table-row>
          <table:table-cell table:style-name="Table3.A2" office:value-type="string">
            <text:p text:style-name="P1">DIF equivalent</text:p>
          </table:table-cell>
          <table:table-cell table:style-name="Table3.B2" office:value-type="string">
            <text:p text:style-name="Table_20_Contents">/DIF/Last_DIF_Revision_Date</text:p>
          </table:table-cell>
        </table:table-row>
        <table:table-row>
          <table:table-cell table:style-name="Table3.A2" office:value-type="string">
            <text:p text:style-name="P1">ISO equivalent</text:p>
          </table:table-cell>
          <table:table-cell table:style-name="Table3.B2" office:value-type="string">
            <text:p text:style-name="Table_20_Contents">Unclear where it maps. ISO has /MD_Metadata/dateStamp which is described as: “date that metadata was created.” It is not known if this element should be updated after the first time</text:p>
          </table:table-cell>
        </table:table-row>
        <table:table-row>
          <table:table-cell table:style-name="Table3.A2" office:value-type="string">
            <text:p text:style-name="P1">MM2 equivalent</text:p>
          </table:table-cell>
          <table:table-cell table:style-name="Table3.B2" office:value-type="string">
            <text:p text:style-name="Table_20_Contents">Fetched from the associated .xmd file: /dataset@datestamp</text:p>
          </table:table-cell>
        </table:table-row>
        <table:table-row>
          <table:table-cell table:style-name="Table3.A2" office:value-type="string">
            <text:p text:style-name="P1">Example XML:</text:p>
          </table:table-cell>
          <table:table-cell table:style-name="Table3.B2" office:value-type="string">
            <text:p text:style-name="XML_20_code">&lt;last_update&gt;</text:p>
            <text:p text:style-name="XML_20_code">2012-10-31</text:p>
            <text:p text:style-name="XML_20_code">&lt;/last_update&gt;</text:p>
          </table:table-cell>
        </table:table-row>
      </table:table>
      <text:h text:style-name="Heading_20_3" text:outline-level="3">dataset_language</text:h>
      <table:table table:name="Table23" table:style-name="Table23">
        <table:table-column table:style-name="Table23.A"/>
        <table:table-column table:style-name="Table23.B"/>
        <table:table-row>
          <table:table-cell table:style-name="Table23.A1" office:value-type="string">
            <text:p text:style-name="P1">Element</text:p>
          </table:table-cell>
          <table:table-cell table:style-name="Table23.B1" office:value-type="string">
            <text:p text:style-name="Table_20_Contents">/mmd/dataset_language</text:p>
          </table:table-cell>
        </table:table-row>
        <table:table-row>
          <table:table-cell table:style-name="Table23.A2" office:value-type="string">
            <text:p text:style-name="P1">Attributes</text:p>
          </table:table-cell>
          <table:table-cell table:style-name="Table23.B2" office:value-type="string">
            <text:p text:style-name="Table_20_Contents">None</text:p>
          </table:table-cell>
        </table:table-row>
        <table:table-row>
          <table:table-cell table:style-name="Table23.A2" office:value-type="string">
            <text:p text:style-name="P1">Required</text:p>
          </table:table-cell>
          <table:table-cell table:style-name="Table23.B2" office:value-type="string">
            <text:p text:style-name="Table_20_Contents">No</text:p>
          </table:table-cell>
        </table:table-row>
        <table:table-row>
          <table:table-cell table:style-name="Table23.A2" office:value-type="string">
            <text:p text:style-name="P1">Repetition allowed</text:p>
          </table:table-cell>
          <table:table-cell table:style-name="Table23.B2" office:value-type="string">
            <text:p text:style-name="Table_20_Contents">No</text:p>
          </table:table-cell>
        </table:table-row>
        <table:table-row>
          <table:table-cell table:style-name="Table23.A2" office:value-type="string">
            <text:p text:style-name="P1">Description</text:p>
          </table:table-cell>
          <table:table-cell table:style-name="Table23.B2" office:value-type="string">
            <text:p text:style-name="Table_20_Contents">The language used in production, storage etc. of the dataset.</text:p>
          </table:table-cell>
        </table:table-row>
        <table:table-row>
          <table:table-cell table:style-name="Table23.A2" office:value-type="string">
            <text:p text:style-name="P1">DIF equivalent</text:p>
          </table:table-cell>
          <table:table-cell table:style-name="Table23.B2" office:value-type="string">
            <text:p text:style-name="Table_20_Contents">/DIF/Data_Set_Language</text:p>
          </table:table-cell>
        </table:table-row>
        <table:table-row>
          <table:table-cell table:style-name="Table23.A2" office:value-type="string">
            <text:p text:style-name="P1">ISO equivalent</text:p>
          </table:table-cell>
          <table:table-cell table:style-name="Table23.B2" office:value-type="string">
            <text:p text:style-name="P2">/gmd:MD_Metadata/gmd:identificationInfo/gmd:MD_DataIdentification/gmd:language/gmd:LanguageCode</text:p>
          </table:table-cell>
        </table:table-row>
        <table:table-row>
          <table:table-cell table:style-name="Table23.A2" office:value-type="string">
            <text:p text:style-name="P1">MM2 equivalent</text:p>
          </table:table-cell>
          <table:table-cell table:style-name="Table23.B2" office:value-type="string">
            <text:p text:style-name="Table_20_Contents">NA</text:p>
          </table:table-cell>
        </table:table-row>
        <table:table-row>
          <table:table-cell table:style-name="Table23.A2" office:value-type="string">
            <text:p text:style-name="P1">Example XML:</text:p>
          </table:table-cell>
          <table:table-cell table:style-name="Table23.B2" office:value-type="string">
            <text:p text:style-name="XML_20_code">&lt;dataset_language&gt;en&lt;/dataset_language&gt;</text:p>
          </table:table-cell>
        </table:table-row>
      </table:table>
      <text:h text:style-name="Heading_20_3" text:outline-level="3">dataset_production_status</text:h>
      <table:table table:name="Table21" table:style-name="Table21">
        <table:table-column table:style-name="Table21.A"/>
        <table:table-column table:style-name="Table21.B"/>
        <table:table-row>
          <table:table-cell table:style-name="Table21.A1" office:value-type="string">
            <text:p text:style-name="P1">Element</text:p>
          </table:table-cell>
          <table:table-cell table:style-name="Table21.B1" office:value-type="string">
            <text:p text:style-name="Table_20_Contents">/mmd/dataset_production_status</text:p>
          </table:table-cell>
        </table:table-row>
        <table:table-row>
          <table:table-cell table:style-name="Table21.A2" office:value-type="string">
            <text:p text:style-name="P1">Attributes</text:p>
          </table:table-cell>
          <table:table-cell table:style-name="Table21.B2" office:value-type="string">
            <text:p text:style-name="Table_20_Contents">None</text:p>
          </table:table-cell>
        </table:table-row>
        <text:soft-page-break/>
        <table:table-row>
          <table:table-cell table:style-name="Table21.A2" office:value-type="string">
            <text:p text:style-name="P1">Required</text:p>
          </table:table-cell>
          <table:table-cell table:style-name="Table21.B2" office:value-type="string">
            <text:p text:style-name="Table_20_Contents">Yes</text:p>
          </table:table-cell>
        </table:table-row>
        <table:table-row>
          <table:table-cell table:style-name="Table21.A2" office:value-type="string">
            <text:p text:style-name="P1">Repetition allowed</text:p>
          </table:table-cell>
          <table:table-cell table:style-name="Table21.B2" office:value-type="string">
            <text:p text:style-name="Table_20_Contents">No</text:p>
          </table:table-cell>
        </table:table-row>
        <table:table-row>
          <table:table-cell table:style-name="Table21.A2" office:value-type="string">
            <text:p text:style-name="P1">Description</text:p>
          </table:table-cell>
          <table:table-cell table:style-name="Table21.B2" office:value-type="string">
            <text:p text:style-name="Table_20_Contents">Production status for the dataset. The statuses should come from the <text:bookmark-ref text:reference-format="text" text:ref-name="__RefHeading__1880_33930022">Dataset production status</text:bookmark-ref>.</text:p>
          </table:table-cell>
        </table:table-row>
        <table:table-row>
          <table:table-cell table:style-name="Table21.A2" office:value-type="string">
            <text:p text:style-name="P1">DIF equivalent</text:p>
          </table:table-cell>
          <table:table-cell table:style-name="Table21.B2" office:value-type="string">
            <text:p text:style-name="Table_20_Contents">/DIF/Data_Set_Progress</text:p>
            <text:p text:style-name="Table_20_Contents"/>
            <text:p text:style-name="P5">The defined statuses are the same as in DIF so no mapping is required.</text:p>
          </table:table-cell>
        </table:table-row>
        <table:table-row>
          <table:table-cell table:style-name="Table21.A2" office:value-type="string">
            <text:p text:style-name="P1">ISO equivalent</text:p>
          </table:table-cell>
          <table:table-cell table:style-name="Table21.B2" office:value-type="string">
            <text:p text:style-name="P2">/gmd:MD_Metadata/gmd:status</text:p>
            <text:p text:style-name="P2"/>
            <text:p text:style-name="P3">TODO: Define mapping of statuses</text:p>
          </table:table-cell>
        </table:table-row>
        <table:table-row>
          <table:table-cell table:style-name="Table21.A2" office:value-type="string">
            <text:p text:style-name="P1">MM2 equivalent</text:p>
          </table:table-cell>
          <table:table-cell table:style-name="Table21.B2" office:value-type="string">
            <text:p text:style-name="Table_20_Contents">NA</text:p>
          </table:table-cell>
        </table:table-row>
        <table:table-row>
          <table:table-cell table:style-name="Table21.A2" office:value-type="string">
            <text:p text:style-name="P1">Example XML</text:p>
          </table:table-cell>
          <table:table-cell table:style-name="Table21.B2" office:value-type="string">
            <text:p text:style-name="XML_20_code">&lt;dataset_production_status&gt;In Work&lt;/dataset_production_status&gt;</text:p>
          </table:table-cell>
        </table:table-row>
      </table:table>
      <text:h text:style-name="Heading_20_3" text:outline-level="3">iso_topic_category</text:h>
      <table:table table:name="Table4" table:style-name="Table4">
        <table:table-column table:style-name="Table4.A"/>
        <table:table-column table:style-name="Table4.B"/>
        <table:table-row>
          <table:table-cell table:style-name="Table4.A1" office:value-type="string">
            <text:p text:style-name="P1">Element</text:p>
          </table:table-cell>
          <table:table-cell table:style-name="Table4.B1" office:value-type="string">
            <text:p text:style-name="Table_20_Contents">/mmd/iso_topic_category</text:p>
          </table:table-cell>
        </table:table-row>
        <table:table-row>
          <table:table-cell table:style-name="Table4.A2" office:value-type="string">
            <text:p text:style-name="P1">Attributes</text:p>
          </table:table-cell>
          <table:table-cell table:style-name="Table4.B2" office:value-type="string">
            <text:p text:style-name="Table_20_Contents">none</text:p>
          </table:table-cell>
        </table:table-row>
        <table:table-row>
          <table:table-cell table:style-name="Table4.A2" office:value-type="string">
            <text:p text:style-name="P1">Required</text:p>
          </table:table-cell>
          <table:table-cell table:style-name="Table4.B2" office:value-type="string">
            <text:p text:style-name="Table_20_Contents">Yes</text:p>
          </table:table-cell>
        </table:table-row>
        <table:table-row>
          <table:table-cell table:style-name="Table4.A2" office:value-type="string">
            <text:p text:style-name="P1">Repetition allowed</text:p>
          </table:table-cell>
          <table:table-cell table:style-name="Table4.B2" office:value-type="string">
            <text:p text:style-name="Table_20_Contents">Yes</text:p>
          </table:table-cell>
        </table:table-row>
        <table:table-row>
          <table:table-cell table:style-name="Table4.A2" office:value-type="string">
            <text:p text:style-name="P1">Description</text:p>
          </table:table-cell>
          <table:table-cell table:style-name="Table4.B2" office:value-type="string">
            <text:p text:style-name="Table_20_Contents">ISO topic category fetched from a predefined list of allowed values. See <text:bookmark-ref text:reference-format="text" text:ref-name="__RefHeading__1484_1714681708">ISO Topic categories</text:bookmark-ref>.</text:p>
            <text:p text:style-name="Table_20_Contents"/>
            <text:p text:style-name="Table_20_Contents">This field is required for compatibility with DIF and ISO</text:p>
          </table:table-cell>
        </table:table-row>
        <table:table-row>
          <table:table-cell table:style-name="Table4.A2" office:value-type="string">
            <text:p text:style-name="P1">DIF equivalent</text:p>
          </table:table-cell>
          <table:table-cell table:style-name="Table4.B2" office:value-type="string">
            <text:p text:style-name="Table_20_Contents">/DIF/ISO_TOPIC_Category</text:p>
          </table:table-cell>
        </table:table-row>
        <table:table-row>
          <table:table-cell table:style-name="Table4.A2" office:value-type="string">
            <text:p text:style-name="P1">ISO equivalent</text:p>
          </table:table-cell>
          <table:table-cell table:style-name="Table4.B2" office:value-type="string">
            <text:p text:style-name="Table_20_Contents">/gmd:MD_Metadata/gmd:identificationInfo/gmd:MD_DataIdentification/gmd:topicCategory/gmd:MD_TopicCategoryCode</text:p>
          </table:table-cell>
        </table:table-row>
        <table:table-row>
          <table:table-cell table:style-name="Table4.A2" office:value-type="string">
            <text:p text:style-name="P1">MM2 equivalent</text:p>
          </table:table-cell>
          <table:table-cell table:style-name="Table4.B2" office:value-type="string">
            <text:p text:style-name="Table_20_Contents">/MM2/metadata[@name='topiccategory']</text:p>
          </table:table-cell>
        </table:table-row>
        <table:table-row>
          <table:table-cell table:style-name="Table4.A2" office:value-type="string">
            <text:p text:style-name="P1">Example XML</text:p>
          </table:table-cell>
          <table:table-cell table:style-name="Table4.B2" office:value-type="string">
            <text:p text:style-name="Table_20_Contents">&lt;iso_topic_category&gt;ocean&lt;/iso_topic_category&gt;</text:p>
          </table:table-cell>
        </table:table-row>
      </table:table>
      <text:h text:style-name="Heading_20_3" text:outline-level="3">temporal_extent</text:h>
      <table:table table:name="Table5" table:style-name="Table5">
        <table:table-column table:style-name="Table5.A"/>
        <table:table-column table:style-name="Table5.B"/>
        <table:table-row>
          <table:table-cell table:style-name="Table5.A1" office:value-type="string">
            <text:p text:style-name="P1">Element</text:p>
          </table:table-cell>
          <table:table-cell table:style-name="Table5.B1" office:value-type="string">
            <text:p text:style-name="Table_20_Contents">/mmd/temporal_extent</text:p>
          </table:table-cell>
        </table:table-row>
        <table:table-row>
          <table:table-cell table:style-name="Table5.A2" office:value-type="string">
            <text:p text:style-name="P1">Attributes</text:p>
          </table:table-cell>
          <table:table-cell table:style-name="Table5.B2" office:value-type="string">
            <text:p text:style-name="Table_20_Contents">None</text:p>
          </table:table-cell>
        </table:table-row>
        <table:table-row>
          <table:table-cell table:style-name="Table5.A2" office:value-type="string">
            <text:p text:style-name="P1">Required</text:p>
          </table:table-cell>
          <table:table-cell table:style-name="Table5.B2" office:value-type="string">
            <text:p text:style-name="Table_20_Contents">Yes</text:p>
          </table:table-cell>
        </table:table-row>
        <table:table-row>
          <table:table-cell table:style-name="Table5.A2" office:value-type="string">
            <text:p text:style-name="P1">Repetition allowed</text:p>
          </table:table-cell>
          <table:table-cell table:style-name="Table5.B2" office:value-type="string">
            <text:p text:style-name="Table_20_Contents">Yes. Repetition is used when there are gaps in the dataset.</text:p>
          </table:table-cell>
        </table:table-row>
        <table:table-row>
          <table:table-cell table:style-name="Table5.A2" office:value-type="string">
            <text:p text:style-name="P1">Description</text:p>
          </table:table-cell>
          <table:table-cell table:style-name="Table5.B2" office:value-type="string">
            <text:p text:style-name="Table_20_Contents">Defines the temporal extent or coverage of the dataset. The extent is defined used two sub elements:</text:p>
            <text:list xml:id="list98006167" text:style-name="L5">
              <text:list-item>
                <text:p text:style-name="P11">start_date: The start date for data collection or model coverage.</text:p>
              </text:list-item>
              <text:list-item>
                <text:p text:style-name="P11">end_date: The end date for data collection or model coverage.</text:p>
              </text:list-item>
            </text:list>
            <text:p text:style-name="Table_20_Contents"/>
          </table:table-cell>
        </table:table-row>
        <table:table-row>
          <table:table-cell table:style-name="Table5.A2" office:value-type="string">
            <text:p text:style-name="P1">DIF equivalent</text:p>
          </table:table-cell>
          <table:table-cell table:style-name="Table5.B2" office:value-type="string">
            <text:p text:style-name="Table_20_Contents">/DIF/Temporal_Coverage</text:p>
          </table:table-cell>
        </table:table-row>
        <table:table-row>
          <table:table-cell table:style-name="Table5.A2" office:value-type="string">
            <text:p text:style-name="P1">ISO equivalent</text:p>
          </table:table-cell>
          <table:table-cell table:style-name="Table5.B2" office:value-type="string">
            <text:p text:style-name="Table_20_Contents">/<text:soft-page-break/>gmd:MD_Metadata/gmd:identificationInfo/gmd:MD_DataIdentification/gmd:extent/gmd:EX_Extent/gmd:temporalElement/gmd:EX_TemporalExtent/gmd:extent</text:p>
          </table:table-cell>
        </table:table-row>
        <table:table-row>
          <table:table-cell table:style-name="Table5.A2" office:value-type="string">
            <text:p text:style-name="P1">MM2 equivalent</text:p>
          </table:table-cell>
          <table:table-cell table:style-name="Table5.B2" office:value-type="string">
            <text:p text:style-name="Table_20_Contents">/metadata@name='datacollection_period_from' </text:p>
            <text:p text:style-name="Table_20_Contents"/>
            <text:p text:style-name="Table_20_Contents">and </text:p>
            <text:p text:style-name="Table_20_Contents"/>
            <text:p text:style-name="Table_20_Contents">/metadata@name='datacollection_period_to </text:p>
          </table:table-cell>
        </table:table-row>
        <table:table-row>
          <table:table-cell table:style-name="Table5.A2" office:value-type="string">
            <text:p text:style-name="P1">Example XML:</text:p>
          </table:table-cell>
          <table:table-cell table:style-name="Table5.B2" office:value-type="string">
            <text:p text:style-name="XML_20_code">&lt;temporal_extent&gt;</text:p>
            <text:p text:style-name="XML_20_code"><text:s text:c="2"/>&lt;start_date&gt;2012-01-01&lt;start_date&gt;</text:p>
            <text:p text:style-name="XML_20_code"><text:s text:c="2"/>&lt;end_date&gt;2012-02-01&lt;/end_date&gt;</text:p>
            <text:p text:style-name="XML_20_code">&lt;/temporal_extent&gt;</text:p>
          </table:table-cell>
        </table:table-row>
      </table:table>
      <text:h text:style-name="Heading_20_3" text:outline-level="3">geographic_extent/rectangle</text:h>
      <table:table table:name="Table7" table:style-name="Table7">
        <table:table-column table:style-name="Table7.A"/>
        <table:table-column table:style-name="Table7.B"/>
        <table:table-row>
          <table:table-cell table:style-name="Table7.A1" office:value-type="string">
            <text:p text:style-name="P1">Element</text:p>
          </table:table-cell>
          <table:table-cell table:style-name="Table7.B1" office:value-type="string">
            <text:p text:style-name="Table_20_Contents">/mmd/geographic_extent/rectangle</text:p>
          </table:table-cell>
        </table:table-row>
        <table:table-row>
          <table:table-cell table:style-name="Table7.A2" office:value-type="string">
            <text:p text:style-name="P1">Attributes</text:p>
          </table:table-cell>
          <table:table-cell table:style-name="Table7.B2" office:value-type="string">
            <text:p text:style-name="Table_20_Contents">None</text:p>
          </table:table-cell>
        </table:table-row>
        <table:table-row>
          <table:table-cell table:style-name="Table7.A2" office:value-type="string">
            <text:p text:style-name="P1">Required</text:p>
          </table:table-cell>
          <table:table-cell table:style-name="Table7.B2" office:value-type="string">
            <text:p text:style-name="Table_20_Contents">Yes</text:p>
          </table:table-cell>
        </table:table-row>
        <table:table-row>
          <table:table-cell table:style-name="Table7.A2" office:value-type="string">
            <text:p text:style-name="P1">Repetition allowed </text:p>
          </table:table-cell>
          <table:table-cell table:style-name="Table7.B2" office:value-type="string">
            <text:p text:style-name="Table_20_Contents">No</text:p>
          </table:table-cell>
        </table:table-row>
        <table:table-row>
          <table:table-cell table:style-name="Table7.A2" office:value-type="string">
            <text:p text:style-name="P1">Description</text:p>
          </table:table-cell>
          <table:table-cell table:style-name="Table7.B2" office:value-type="string">
            <text:p text:style-name="Table_20_Contents">The geographic extend of the datasets defined a rectangle in lat/lon projection. The extent is defined using the following child elements:</text:p>
            <text:list xml:id="list145275531" text:style-name="L6">
              <text:list-item>
                <text:p text:style-name="P12">north: The northernmost point covered by the dataset.</text:p>
              </text:list-item>
              <text:list-item>
                <text:p text:style-name="P12">south: The southernmost point covered by the dataset.</text:p>
              </text:list-item>
              <text:list-item>
                <text:p text:style-name="P12">west: The westernmost point covered by the dataset.</text:p>
              </text:list-item>
              <text:list-item>
                <text:p text:style-name="P12">east: The easternmost point covered by the dataset.</text:p>
              </text:list-item>
            </text:list>
          </table:table-cell>
        </table:table-row>
        <table:table-row>
          <table:table-cell table:style-name="Table7.A2" office:value-type="string">
            <text:p text:style-name="P1">DIF equivalent</text:p>
          </table:table-cell>
          <table:table-cell table:style-name="Table7.B2" office:value-type="string">
            <text:p text:style-name="Table_20_Contents">/DIF/Spatial_Coverage</text:p>
          </table:table-cell>
        </table:table-row>
        <table:table-row>
          <table:table-cell table:style-name="Table7.A2" office:value-type="string">
            <text:p text:style-name="P1">ISO equivalent</text:p>
          </table:table-cell>
          <table:table-cell table:style-name="Table7.B2" office:value-type="string">
            <text:p text:style-name="Table_20_Contents">/gmd:MD_Metadata/gmd:identificationInfo/gmd:MD_DataIdentification/gmd:extent/gmd:EX_Extent/gmd:geographicElement/gmd:EX_GeographicBoundingBox</text:p>
          </table:table-cell>
        </table:table-row>
        <table:table-row>
          <table:table-cell table:style-name="Table7.A2" office:value-type="string">
            <text:p text:style-name="P1">MM2 equivalent</text:p>
          </table:table-cell>
          <table:table-cell table:style-name="Table7.B2" office:value-type="string">
            <text:p text:style-name="Table_20_Contents">/metadata@name='bounding_box' </text:p>
            <text:p text:style-name="Table_20_Contents"/>
            <text:p text:style-name="Table_20_Contents">For MM2 this is comma separated list so it needs to be split during conversion.</text:p>
          </table:table-cell>
        </table:table-row>
        <table:table-row>
          <table:table-cell table:style-name="Table7.A2" office:value-type="string">
            <text:p text:style-name="P1">Example XML:</text:p>
          </table:table-cell>
          <table:table-cell table:style-name="Table7.B2" office:value-type="string">
            <text:p text:style-name="XML_20_code">&lt;rectangle&gt;</text:p>
            <text:p text:style-name="XML_20_code"><text:s text:c="4"/><text:span text:style-name="T1">&lt;north&gt;90&lt;/north&gt;</text:span></text:p>
            <text:p text:style-name="XML_20_code"><text:s text:c="4"/><text:span text:style-name="T1">&lt;south&gt;-90&lt;/south&gt;</text:span></text:p>
            <text:p text:style-name="XML_20_code"><text:s text:c="4"/><text:span text:style-name="T1">&lt;east&gt;180&lt;/east&gt;</text:span></text:p>
            <text:p text:style-name="XML_20_code"><text:s text:c="4"/><text:span text:style-name="T1">&lt;west&gt;-180&lt;/west&gt;</text:span></text:p>
            <text:p text:style-name="P6">&lt;/rectangle&gt;</text:p>
          </table:table-cell>
        </table:table-row>
      </table:table>
      <text:h text:style-name="Heading_20_3" text:outline-level="3">geographic_extent/polygon</text:h>
      <text:p text:style-name="Text_20_body"/>
      <table:table table:name="Table8" table:style-name="Table8">
        <table:table-column table:style-name="Table8.A"/>
        <table:table-column table:style-name="Table8.B"/>
        <table:table-row>
          <table:table-cell table:style-name="Table8.A1" office:value-type="string">
            <text:p text:style-name="P1">Element</text:p>
          </table:table-cell>
          <table:table-cell table:style-name="Table8.B1" office:value-type="string">
            <text:p text:style-name="Table_20_Contents">/mmd/geographic_extent/polygon</text:p>
          </table:table-cell>
        </table:table-row>
        <table:table-row>
          <table:table-cell table:style-name="Table8.A2" office:value-type="string">
            <text:p text:style-name="P1">Attributes</text:p>
          </table:table-cell>
          <table:table-cell table:style-name="Table8.B2" office:value-type="string">
            <text:p text:style-name="Table_20_Contents">None</text:p>
          </table:table-cell>
        </table:table-row>
        <table:table-row>
          <table:table-cell table:style-name="Table8.A2" office:value-type="string">
            <text:p text:style-name="P1">Required</text:p>
          </table:table-cell>
          <table:table-cell table:style-name="Table8.B2" office:value-type="string">
            <text:p text:style-name="Table_20_Contents">No</text:p>
          </table:table-cell>
        </table:table-row>
        <table:table-row>
          <table:table-cell table:style-name="Table8.A2" office:value-type="string">
            <text:p text:style-name="P1">Repetition allowed</text:p>
          </table:table-cell>
          <table:table-cell table:style-name="Table8.B2" office:value-type="string">
            <text:p text:style-name="Table_20_Contents">No</text:p>
          </table:table-cell>
        </table:table-row>
        <text:soft-page-break/>
        <table:table-row>
          <table:table-cell table:style-name="Table8.A2" office:value-type="string">
            <text:p text:style-name="P1">Description</text:p>
          </table:table-cell>
          <table:table-cell table:style-name="Table8.B2" office:value-type="string">
            <text:p text:style-name="Table_20_Contents">Geographic extent of the dataset described as a GML polygon.</text:p>
            <text:p text:style-name="Table_20_Contents"/>
            <text:p text:style-name="Table_20_Contents">The projection of the coordinates can be specified in compliance with GML, but for maximum compatibility with internal systems all coordinates should be given in EPSG:4326.</text:p>
            <text:p text:style-name="Table_20_Contents"/>
          </table:table-cell>
        </table:table-row>
        <table:table-row>
          <table:table-cell table:style-name="Table8.A2" office:value-type="string">
            <text:p text:style-name="P1">DIF equivalent</text:p>
          </table:table-cell>
          <table:table-cell table:style-name="Table8.B2" office:value-type="string">
            <text:p text:style-name="Table_20_Contents">NA</text:p>
          </table:table-cell>
        </table:table-row>
        <table:table-row>
          <table:table-cell table:style-name="Table8.A2" office:value-type="string">
            <text:p text:style-name="P1">ISO equivalent</text:p>
          </table:table-cell>
          <table:table-cell table:style-name="Table8.B2" office:value-type="string">
            <text:p text:style-name="Table_20_Contents">/gmd:MD_Metadata/gmd:identificationInfo/gmd:MD_DataIdentification/gmd:extent/gmd:EX_Extent/g<text:span text:style-name="T5">md:geographicElement/</text:span><text:span text:style-name="T3">EX_BoundingPolygon/polygon/</text:span></text:p>
          </table:table-cell>
        </table:table-row>
        <table:table-row>
          <table:table-cell table:style-name="Table8.A2" office:value-type="string">
            <text:p text:style-name="P1">MM2 equivalent</text:p>
          </table:table-cell>
          <table:table-cell table:style-name="Table8.B2" office:value-type="string">
            <text:p text:style-name="Table_20_Contents">A similar field is found in the associated .xmd file under datasetRegion/lonLatPoints but these points are too many for efficient metadata handling and cannot be used directly.</text:p>
          </table:table-cell>
        </table:table-row>
        <table:table-row>
          <table:table-cell table:style-name="Table8.A2" office:value-type="string">
            <text:p text:style-name="P1">Example XML:</text:p>
          </table:table-cell>
          <table:table-cell table:style-name="Table8.B2" office:value-type="string">
            <text:p text:style-name="XML_20_code">&lt;polygon&gt;</text:p>
            <text:p text:style-name="XML_20_code"><text:s text:c="4"/><text:span text:style-name="T1">&lt;gml:Polygon id="polygon" srsName="EPSG:4326"&gt;</text:span></text:p>
            <text:p text:style-name="XML_20_code"><text:s text:c="6"/><text:span text:style-name="T1">&lt;gml:exterior&gt;</text:span></text:p>
            <text:p text:style-name="XML_20_code"><text:s text:c="8"/><text:span text:style-name="T1">&lt;gml:LinearRing&gt;</text:span></text:p>
            <text:p text:style-name="XML_20_code"><text:s text:c="10"/><text:span text:style-name="T1">&lt;gml:pos&gt;</text:span></text:p>
            <text:p text:style-name="XML_20_code"><text:s text:c="12"/><text:span text:style-name="T1">-180 -90</text:span></text:p>
            <text:p text:style-name="XML_20_code"><text:s text:c="10"/><text:span text:style-name="T1">&lt;/gml:pos&gt;</text:span></text:p>
            <text:p text:style-name="XML_20_code"><text:s text:c="10"/><text:span text:style-name="T1">&lt;gml:pos&gt;</text:span></text:p>
            <text:p text:style-name="XML_20_code"><text:s text:c="12"/><text:span text:style-name="T1">180 -90</text:span></text:p>
            <text:p text:style-name="XML_20_code"><text:s text:c="10"/><text:span text:style-name="T1">&lt;/gml:pos&gt;</text:span></text:p>
            <text:p text:style-name="XML_20_code"><text:s text:c="10"/><text:span text:style-name="T1">&lt;gml:pos&gt;</text:span></text:p>
            <text:p text:style-name="XML_20_code"><text:s text:c="12"/><text:span text:style-name="T1">180 90</text:span></text:p>
            <text:p text:style-name="XML_20_code"><text:s text:c="10"/><text:span text:style-name="T1">&lt;/gml:pos&gt;</text:span></text:p>
            <text:p text:style-name="XML_20_code"><text:s text:c="10"/><text:span text:style-name="T1">&lt;gml:pos&gt;</text:span></text:p>
            <text:p text:style-name="XML_20_code"><text:s text:c="12"/><text:span text:style-name="T1">-180 90</text:span></text:p>
            <text:p text:style-name="XML_20_code"><text:s text:c="10"/><text:span text:style-name="T1">&lt;/gml:pos&gt;</text:span></text:p>
            <text:p text:style-name="XML_20_code"><text:s text:c="10"/><text:span text:style-name="T1">&lt;gml:pos&gt;</text:span></text:p>
            <text:p text:style-name="XML_20_code"><text:s text:c="12"/><text:span text:style-name="T1">-180 -90</text:span></text:p>
            <text:p text:style-name="XML_20_code"><text:s text:c="10"/><text:span text:style-name="T1">&lt;/gml:pos&gt;</text:span></text:p>
            <text:p text:style-name="XML_20_code"><text:s text:c="8"/><text:span text:style-name="T1">&lt;/gml:LinearRing&gt;</text:span></text:p>
            <text:p text:style-name="XML_20_code"><text:s text:c="6"/><text:span text:style-name="T1">&lt;/gml:exterior&gt;</text:span></text:p>
            <text:p text:style-name="XML_20_code"><text:s text:c="4"/><text:span text:style-name="T1">&lt;/gml:Polygon&gt;</text:span></text:p>
            <text:p text:style-name="P6"><text:s text:c="2"/>&lt;/polygon&gt;</text:p>
          </table:table-cell>
        </table:table-row>
      </table:table>
      <text:h text:style-name="Heading_20_3" text:outline-level="3">area</text:h>
      <table:table table:name="Table18" table:style-name="Table18">
        <table:table-column table:style-name="Table18.A"/>
        <table:table-column table:style-name="Table18.B"/>
        <table:table-row>
          <table:table-cell table:style-name="Table18.A1" office:value-type="string">
            <text:p text:style-name="P1">Element</text:p>
          </table:table-cell>
          <table:table-cell table:style-name="Table18.B1" office:value-type="string">
            <text:p text:style-name="Table_20_Contents">/mmd/area</text:p>
          </table:table-cell>
        </table:table-row>
        <table:table-row>
          <table:table-cell table:style-name="Table18.A2" office:value-type="string">
            <text:p text:style-name="P1">Attributes</text:p>
          </table:table-cell>
          <table:table-cell table:style-name="Table18.B2" office:value-type="string">
            <text:p text:style-name="Table_20_Contents">None</text:p>
          </table:table-cell>
        </table:table-row>
        <table:table-row>
          <table:table-cell table:style-name="Table18.A2" office:value-type="string">
            <text:p text:style-name="P1">Required</text:p>
          </table:table-cell>
          <table:table-cell table:style-name="Table18.B2" office:value-type="string">
            <text:p text:style-name="Table_20_Contents">No</text:p>
          </table:table-cell>
        </table:table-row>
        <table:table-row>
          <table:table-cell table:style-name="Table18.A2" office:value-type="string">
            <text:p text:style-name="P1">Repetition allowed</text:p>
          </table:table-cell>
          <table:table-cell table:style-name="Table18.B2" office:value-type="string">
            <text:p text:style-name="Table_20_Contents">Yes</text:p>
          </table:table-cell>
        </table:table-row>
        <table:table-row>
          <table:table-cell table:style-name="Table18.A2" office:value-type="string">
            <text:p text:style-name="P1">Description</text:p>
          </table:table-cell>
          <table:table-cell table:style-name="Table18.B2" office:value-type="string">
            <text:p text:style-name="Table_20_Contents">The area covered by the dataset.</text:p>
          </table:table-cell>
        </table:table-row>
        <table:table-row>
          <table:table-cell table:style-name="Table18.A2" office:value-type="string">
            <text:p text:style-name="P1">Kommentarer</text:p>
          </table:table-cell>
          <table:table-cell table:style-name="Table18.B2" office:value-type="string">
            <text:p text:style-name="P2">Dette elementet er identisk med DIF</text:p>
          </table:table-cell>
        </table:table-row>
        <table:table-row>
          <table:table-cell table:style-name="Table18.A2" office:value-type="string">
            <text:p text:style-name="P1">DIF equivalent</text:p>
          </table:table-cell>
          <table:table-cell table:style-name="Table18.B2" office:value-type="string">
            <text:p text:style-name="Table_20_Contents">/Location</text:p>
          </table:table-cell>
        </table:table-row>
        <table:table-row>
          <table:table-cell table:style-name="Table18.A2" office:value-type="string">
            <text:p text:style-name="P1">ISO equivalent</text:p>
          </table:table-cell>
          <table:table-cell table:style-name="Table18.B2" office:value-type="string">
            <text:p text:style-name="P2">NA</text:p>
          </table:table-cell>
        </table:table-row>
        <table:table-row>
          <table:table-cell table:style-name="Table18.A2" office:value-type="string">
            <text:p text:style-name="P1">MM2 equivalent</text:p>
          </table:table-cell>
          <table:table-cell table:style-name="Table18.B2" office:value-type="string">
            <text:p text:style-name="Table_20_Contents">Matcher mot /location/Location_Category</text:p>
            <text:p text:style-name="Table_20_Contents"/>
            <text:p text:style-name="Table_20_Contents">/metadata@name='area'</text:p>
          </table:table-cell>
        </table:table-row>
        <table:table-row>
          <table:table-cell table:style-name="Table18.A2" office:value-type="string">
            <text:p text:style-name="P1">Example XML:</text:p>
          </table:table-cell>
          <table:table-cell table:style-name="Table18.B2" office:value-type="string">
            <text:p text:style-name="P4">TODO: Decide how we are going to structure this element. If we are going <text:soft-page-break/>to use a DIF like hierarchy or just a flat structure.</text:p>
          </table:table-cell>
        </table:table-row>
      </table:table>
      <text:h text:style-name="Heading_20_3" text:outline-level="3">access_constraint</text:h>
      <table:table table:name="Table9" table:style-name="Table9">
        <table:table-column table:style-name="Table9.A"/>
        <table:table-column table:style-name="Table9.B"/>
        <table:table-row>
          <table:table-cell table:style-name="Table9.A1" office:value-type="string">
            <text:p text:style-name="P1">Element</text:p>
          </table:table-cell>
          <table:table-cell table:style-name="Table9.B1" office:value-type="string">
            <text:p text:style-name="Table_20_Contents">/mmd/access_constraint</text:p>
          </table:table-cell>
        </table:table-row>
        <table:table-row>
          <table:table-cell table:style-name="Table9.A2" office:value-type="string">
            <text:p text:style-name="P1">Attributes</text:p>
          </table:table-cell>
          <table:table-cell table:style-name="Table9.B2" office:value-type="string">
            <text:p text:style-name="Table_20_Contents">None</text:p>
          </table:table-cell>
        </table:table-row>
        <table:table-row>
          <table:table-cell table:style-name="Table9.A2" office:value-type="string">
            <text:p text:style-name="P1">Required</text:p>
          </table:table-cell>
          <table:table-cell table:style-name="Table9.B2" office:value-type="string">
            <text:p text:style-name="Table_20_Contents">No</text:p>
          </table:table-cell>
        </table:table-row>
        <table:table-row>
          <table:table-cell table:style-name="Table9.A2" office:value-type="string">
            <text:p text:style-name="P1">Repetition allowed</text:p>
          </table:table-cell>
          <table:table-cell table:style-name="Table9.B2" office:value-type="string">
            <text:p text:style-name="Table_20_Contents">No</text:p>
          </table:table-cell>
        </table:table-row>
        <table:table-row>
          <table:table-cell table:style-name="Table9.A2" office:value-type="string">
            <text:p text:style-name="P1">Description</text:p>
          </table:table-cell>
          <table:table-cell table:style-name="Table9.B2" office:value-type="string">
            <text:p text:style-name="Table_20_Contents">Limitations on the access to the dataset.</text:p>
            <text:p text:style-name="Table_20_Contents"/>
            <text:p text:style-name="P4">TODO: Decide if this should come from a predefined list.</text:p>
          </table:table-cell>
        </table:table-row>
        <table:table-row>
          <table:table-cell table:style-name="Table9.A2" office:value-type="string">
            <text:p text:style-name="P1">DIF equivalent</text:p>
          </table:table-cell>
          <table:table-cell table:style-name="Table9.B2" office:value-type="string">
            <text:p text:style-name="Table_20_Contents">/DIF/Access_Constraints</text:p>
          </table:table-cell>
        </table:table-row>
        <table:table-row>
          <table:table-cell table:style-name="Table9.A2" office:value-type="string">
            <text:p text:style-name="P1">ISO equivalent</text:p>
          </table:table-cell>
          <table:table-cell table:style-name="Table9.B2" office:value-type="string">
            <text:p text:style-name="P2">/gmd:MD_Metadata/gmd:identificationInfo/gmd:MD_DataIdentification/gmd:resourceConstraints/gmd:MD_LegalConstraints/gmd:accessConstraints/gmd:MD_RestrictionCode = 'otherConstraints'</text:p>
            <text:p text:style-name="P2"/>
            <text:p text:style-name="P2">and</text:p>
            <text:p text:style-name="P2"/>
            <text:p text:style-name="P2">/gmd:MD_Metadata/gmd:identificationInfo/gmd:MD_DataIdentification/gmd:resourceConstraints/gmd:MD_LegalConstraints/gmd:otherConstraints/gco:CharacterString</text:p>
            <text:p text:style-name="P2"/>
          </table:table-cell>
        </table:table-row>
        <table:table-row>
          <table:table-cell table:style-name="Table9.A2" office:value-type="string">
            <text:p text:style-name="P1">MM2 equivalent</text:p>
          </table:table-cell>
          <table:table-cell table:style-name="Table9.B2" office:value-type="string">
            <text:p text:style-name="Table_20_Contents">/metadata@name='distribution_statement'</text:p>
          </table:table-cell>
        </table:table-row>
        <table:table-row>
          <table:table-cell table:style-name="Table9.A2" office:value-type="string">
            <text:p text:style-name="P1">Example XML:</text:p>
          </table:table-cell>
          <table:table-cell table:style-name="Table9.B2" office:value-type="string">
            <text:p text:style-name="XML_20_code">&lt;access_constraint&gt;Open for all&lt;/access_constraint&gt;</text:p>
          </table:table-cell>
        </table:table-row>
      </table:table>
      <text:h text:style-name="Heading_20_3" text:outline-level="3">use_constraint</text:h>
      <table:table table:name="Table26" table:style-name="Table26">
        <table:table-column table:style-name="Table26.A"/>
        <table:table-column table:style-name="Table26.B"/>
        <table:table-row>
          <table:table-cell table:style-name="Table26.A1" office:value-type="string">
            <text:p text:style-name="P1">Element</text:p>
          </table:table-cell>
          <table:table-cell table:style-name="Table26.B1" office:value-type="string">
            <text:p text:style-name="Table_20_Contents">/mmd/use_constraint</text:p>
          </table:table-cell>
        </table:table-row>
        <table:table-row>
          <table:table-cell table:style-name="Table26.A2" office:value-type="string">
            <text:p text:style-name="P1">Attributes</text:p>
          </table:table-cell>
          <table:table-cell table:style-name="Table26.B2" office:value-type="string">
            <text:p text:style-name="Table_20_Contents">None</text:p>
          </table:table-cell>
        </table:table-row>
        <table:table-row>
          <table:table-cell table:style-name="Table26.A2" office:value-type="string">
            <text:p text:style-name="P1">Required</text:p>
          </table:table-cell>
          <table:table-cell table:style-name="Table26.B2" office:value-type="string">
            <text:p text:style-name="Table_20_Contents">No</text:p>
          </table:table-cell>
        </table:table-row>
        <table:table-row>
          <table:table-cell table:style-name="Table26.A2" office:value-type="string">
            <text:p text:style-name="P1">Repetition allowed</text:p>
          </table:table-cell>
          <table:table-cell table:style-name="Table26.B2" office:value-type="string">
            <text:p text:style-name="Table_20_Contents">No</text:p>
          </table:table-cell>
        </table:table-row>
        <table:table-row>
          <table:table-cell table:style-name="Table26.A2" office:value-type="string">
            <text:p text:style-name="P1">Description</text:p>
          </table:table-cell>
          <table:table-cell table:style-name="Table26.B2" office:value-type="string">
            <text:p text:style-name="Table_20_Contents">Restrictions on the use of the dataset.</text:p>
            <text:p text:style-name="Table_20_Contents"/>
            <text:p text:style-name="P4">TODO: Decide if this should come from a predefined list.</text:p>
          </table:table-cell>
        </table:table-row>
        <table:table-row>
          <table:table-cell table:style-name="Table26.A2" office:value-type="string">
            <text:p text:style-name="P1">DIF equivalent</text:p>
          </table:table-cell>
          <table:table-cell table:style-name="Table26.B2" office:value-type="string">
            <text:p text:style-name="Table_20_Contents">/DIF/Use_Constraint</text:p>
          </table:table-cell>
        </table:table-row>
        <table:table-row>
          <table:table-cell table:style-name="Table26.A2" office:value-type="string">
            <text:p text:style-name="P1">ISO equivalent</text:p>
          </table:table-cell>
          <table:table-cell table:style-name="Table26.B2" office:value-type="string">
            <text:p text:style-name="P2">/gmd:MD_Metadata/gmd:identificationInfo/gmd:MD_DataIdentification/gmd:resourceConstraints/gmd:MD_LegalConstraints/gmd:useLimitation/gco:CharacterString</text:p>
          </table:table-cell>
        </table:table-row>
        <table:table-row>
          <table:table-cell table:style-name="Table26.A2" office:value-type="string">
            <text:p text:style-name="P1">MM2 equivalent</text:p>
          </table:table-cell>
          <table:table-cell table:style-name="Table26.B2" office:value-type="string">
            <text:p text:style-name="Table_20_Contents">NA</text:p>
          </table:table-cell>
        </table:table-row>
        <table:table-row>
          <table:table-cell table:style-name="Table26.A2" office:value-type="string">
            <text:p text:style-name="P1">Example XML:</text:p>
          </table:table-cell>
          <table:table-cell table:style-name="Table26.B2" office:value-type="string">
            <text:p text:style-name="Table_20_Contents">&lt;use_constraint&gt;CC-BY&lt;/use_constraint&gt;</text:p>
          </table:table-cell>
        </table:table-row>
      </table:table>
      <text:h text:style-name="Heading_20_3" text:outline-level="3"><text:soft-page-break/>project</text:h>
      <table:table table:name="Table15" table:style-name="Table15">
        <table:table-column table:style-name="Table15.A"/>
        <table:table-column table:style-name="Table15.B"/>
        <table:table-row>
          <table:table-cell table:style-name="Table15.A1" office:value-type="string">
            <text:p text:style-name="P1">Element</text:p>
          </table:table-cell>
          <table:table-cell table:style-name="Table15.B1" office:value-type="string">
            <text:p text:style-name="Table_20_Contents">/mmd/project</text:p>
          </table:table-cell>
        </table:table-row>
        <table:table-row>
          <table:table-cell table:style-name="Table15.A2" office:value-type="string">
            <text:p text:style-name="P1">Attributes</text:p>
          </table:table-cell>
          <table:table-cell table:style-name="Table15.B2" office:value-type="string">
            <text:p text:style-name="Table_20_Contents">None</text:p>
          </table:table-cell>
        </table:table-row>
        <table:table-row>
          <table:table-cell table:style-name="Table15.A2" office:value-type="string">
            <text:p text:style-name="P1">Required</text:p>
          </table:table-cell>
          <table:table-cell table:style-name="Table15.B2" office:value-type="string">
            <text:p text:style-name="Table_20_Contents">No</text:p>
          </table:table-cell>
        </table:table-row>
        <table:table-row>
          <table:table-cell table:style-name="Table15.A2" office:value-type="string">
            <text:p text:style-name="P1">Repetition allowed</text:p>
          </table:table-cell>
          <table:table-cell table:style-name="Table15.B2" office:value-type="string">
            <text:p text:style-name="Table_20_Contents">No</text:p>
          </table:table-cell>
        </table:table-row>
        <table:table-row>
          <table:table-cell table:style-name="Table15.A2" office:value-type="string">
            <text:p text:style-name="P1">Description</text:p>
          </table:table-cell>
          <table:table-cell table:style-name="Table15.B2" office:value-type="string">
            <text:p text:style-name="Table_20_Contents">Project where the dataset was generated or collected. The element is described using two child element:</text:p>
            <text:list xml:id="list754873461" text:style-name="L7">
              <text:list-item>
                <text:p text:style-name="P13">short_name: is the abbreviated name of the project from which the data were collected. </text:p>
              </text:list-item>
              <text:list-item>
                <text:p text:style-name="P13">long_name: is the full name of the project from which the data were collected.</text:p>
              </text:list-item>
            </text:list>
          </table:table-cell>
        </table:table-row>
        <table:table-row>
          <table:table-cell table:style-name="Table15.A2" office:value-type="string">
            <text:p text:style-name="P1">DIF equivalent</text:p>
          </table:table-cell>
          <table:table-cell table:style-name="Table15.B2" office:value-type="string">
            <text:p text:style-name="Table_20_Contents">/DIF/Project</text:p>
          </table:table-cell>
        </table:table-row>
        <table:table-row>
          <table:table-cell table:style-name="Table15.A2" office:value-type="string">
            <text:p text:style-name="P1">ISO equivalent</text:p>
          </table:table-cell>
          <table:table-cell table:style-name="Table15.B2" office:value-type="string">
            <text:p text:style-name="P2">NA</text:p>
          </table:table-cell>
        </table:table-row>
        <table:table-row>
          <table:table-cell table:style-name="Table15.A2" office:value-type="string">
            <text:p text:style-name="P1">MM2 equivalent</text:p>
          </table:table-cell>
          <table:table-cell table:style-name="Table15.B2" office:value-type="string">
            <text:p text:style-name="Table_20_Contents"><text:a xlink:type="simple" xlink:href="../../../../metadata@name">/metadata@name</text:a>='project_name' som plasseres /project/long_name</text:p>
          </table:table-cell>
        </table:table-row>
        <table:table-row>
          <table:table-cell table:style-name="Table15.A2" office:value-type="string">
            <text:p text:style-name="P1">Example XML:</text:p>
          </table:table-cell>
          <table:table-cell table:style-name="Table15.B2" office:value-type="string">
            <text:p text:style-name="XML_20_code">&lt;project&gt;</text:p>
            <text:p text:style-name="XML_20_code">&lt;short_name&gt;ICE&lt;/short_name&gt;</text:p>
            <text:p text:style-name="XML_20_code">&lt;long_name&gt;Ice Coverage Everywhere&lt;/long_name&gt;</text:p>
            <text:p text:style-name="XML_20_code">&lt;/project&gt;</text:p>
          </table:table-cell>
        </table:table-row>
      </table:table>
      <text:h text:style-name="Heading_20_3" text:outline-level="3">keywords</text:h>
      <table:table table:name="Table13" table:style-name="Table13">
        <table:table-column table:style-name="Table13.A"/>
        <table:table-column table:style-name="Table13.B"/>
        <table:table-row>
          <table:table-cell table:style-name="Table13.A1" office:value-type="string">
            <text:p text:style-name="P1">Element</text:p>
          </table:table-cell>
          <table:table-cell table:style-name="Table13.B1" office:value-type="string">
            <text:p text:style-name="Table_20_Contents">/mmd/keywords</text:p>
          </table:table-cell>
        </table:table-row>
        <table:table-row>
          <table:table-cell table:style-name="Table13.A2" office:value-type="string">
            <text:p text:style-name="P1">Attributes</text:p>
          </table:table-cell>
          <table:table-cell table:style-name="Table13.B2" office:value-type="string">
            <text:p text:style-name="Table_20_Contents">None</text:p>
          </table:table-cell>
        </table:table-row>
        <table:table-row>
          <table:table-cell table:style-name="Table13.A2" office:value-type="string">
            <text:p text:style-name="P1">Required</text:p>
          </table:table-cell>
          <table:table-cell table:style-name="Table13.B2" office:value-type="string">
            <text:p text:style-name="Table_20_Contents">No</text:p>
          </table:table-cell>
        </table:table-row>
        <table:table-row>
          <table:table-cell table:style-name="Table13.A2" office:value-type="string">
            <text:p text:style-name="P1">Repetition allowed</text:p>
          </table:table-cell>
          <table:table-cell table:style-name="Table13.B2" office:value-type="string">
            <text:p text:style-name="Table_20_Contents">Yes. It is expected that different keyword elements have different vocabulary child elements.</text:p>
          </table:table-cell>
        </table:table-row>
        <table:table-row>
          <table:table-cell table:style-name="Table13.A2" office:value-type="string">
            <text:p text:style-name="P1">Description</text:p>
          </table:table-cell>
          <table:table-cell table:style-name="Table13.B2" office:value-type="string">
            <text:p text:style-name="Table_20_Contents">A set of keywords describing the dataset. The keywords can be fetched from a per-defined vocabulary, but this is not a requirement. This element has two child elements:</text:p>
            <text:list xml:id="list1090893132" text:style-name="L8">
              <text:list-item>
                <text:p text:style-name="P14">vocabulary: The name of the vocabulary where the keywords are fetched from. If the keywords are not from a vocabulary this element should be “none”. <text:span text:style-name="T6">TODO: Decide if we should predefine the list of vocabularies.</text:span></text:p>
              </text:list-item>
              <text:list-item>
                <text:p text:style-name="P14">keyword: A single keyword describing the dataset.</text:p>
              </text:list-item>
            </text:list>
            <text:p text:style-name="Table_20_Contents"/>
          </table:table-cell>
        </table:table-row>
        <table:table-row>
          <table:table-cell table:style-name="Table13.A2" office:value-type="string">
            <text:p text:style-name="P1">DIF equivalent</text:p>
          </table:table-cell>
          <table:table-cell table:style-name="Table13.B2" office:value-type="string">
            <text:p text:style-name="Table_20_Contents">/DIF/Keyword</text:p>
            <text:p text:style-name="Table_20_Contents"/>
            <text:p text:style-name="P4">TODO: Decide the translation of keywords from GCMD to /DIF/Parameters.</text:p>
          </table:table-cell>
        </table:table-row>
        <table:table-row>
          <table:table-cell table:style-name="Table13.A2" office:value-type="string">
            <text:p text:style-name="P1">ISO equivalent</text:p>
          </table:table-cell>
          <table:table-cell table:style-name="Table13.B2" office:value-type="string">
            <text:p text:style-name="Table_20_Contents">/gmd:MD_Metadata/gmd:identificationInfo/gmd:MD_DataIdentification/gmd:descriptiveKeywords/gmd:MD_Keywords/gmd:keyword/gco:CharacterString</text:p>
          </table:table-cell>
        </table:table-row>
        <table:table-row>
          <table:table-cell table:style-name="Table13.A2" office:value-type="string">
            <text:p text:style-name="P1">MM2 equivalent</text:p>
          </table:table-cell>
          <table:table-cell table:style-name="Table13.B2" office:value-type="string">
            <text:p text:style-name="Table_20_Contents">/metadata@name='keywords' </text:p>
          </table:table-cell>
        </table:table-row>
        <table:table-row>
          <table:table-cell table:style-name="Table13.A2" office:value-type="string">
            <text:p text:style-name="P1">Example XML:</text:p>
          </table:table-cell>
          <table:table-cell table:style-name="Table13.B2" office:value-type="string">
            <text:p text:style-name="XML_20_code">&lt;keywords&gt;</text:p>
            <text:p text:style-name="XML_20_code"><text:s text:c="2"/>&lt;vocabulary&gt;none&lt;/vocabulary&gt;</text:p>
            <text:p text:style-name="XML_20_code"><text:soft-page-break/><text:s text:c="2"/>&lt;keyword&gt;ice_edge&lt;/keyword&gt;</text:p>
            <text:p text:style-name="XML_20_code"><text:s text:c="2"/>&lt;keyword&gt;Manual Generated Ice Edge&lt;/keyword&gt;</text:p>
            <text:p text:style-name="XML_20_code">&lt;/keywords&gt;</text:p>
          </table:table-cell>
        </table:table-row>
      </table:table>
      <text:h text:style-name="Heading_20_3" text:outline-level="3">instrument</text:h>
      <table:table table:name="Table16" table:style-name="Table16">
        <table:table-column table:style-name="Table16.A"/>
        <table:table-column table:style-name="Table16.B"/>
        <table:table-row>
          <table:table-cell table:style-name="Table16.A1" office:value-type="string">
            <text:p text:style-name="P1">Element</text:p>
          </table:table-cell>
          <table:table-cell table:style-name="Table16.B1" office:value-type="string">
            <text:p text:style-name="Table_20_Contents">/mmd/instrument</text:p>
          </table:table-cell>
        </table:table-row>
        <table:table-row>
          <table:table-cell table:style-name="Table16.A2" office:value-type="string">
            <text:p text:style-name="P1">Attributes</text:p>
          </table:table-cell>
          <table:table-cell table:style-name="Table16.B2" office:value-type="string">
            <text:p text:style-name="Table_20_Contents">None</text:p>
          </table:table-cell>
        </table:table-row>
        <table:table-row>
          <table:table-cell table:style-name="Table16.A2" office:value-type="string">
            <text:p text:style-name="P1">Required</text:p>
          </table:table-cell>
          <table:table-cell table:style-name="Table16.B2" office:value-type="string">
            <text:p text:style-name="Table_20_Contents">No</text:p>
          </table:table-cell>
        </table:table-row>
        <table:table-row>
          <table:table-cell table:style-name="Table16.A2" office:value-type="string">
            <text:p text:style-name="P1">Repetition allowed</text:p>
          </table:table-cell>
          <table:table-cell table:style-name="Table16.B2" office:value-type="string">
            <text:p text:style-name="Table_20_Contents">Yes</text:p>
          </table:table-cell>
        </table:table-row>
        <table:table-row>
          <table:table-cell table:style-name="Table16.A2" office:value-type="string">
            <text:p text:style-name="P1">Description</text:p>
          </table:table-cell>
          <table:table-cell table:style-name="Table16.B2" office:value-type="string">
            <text:p text:style-name="Table_20_Contents">Instrument used to collect the data. The element is described using two child elements:</text:p>
            <text:list xml:id="list1612360148" text:style-name="L9">
              <text:list-item>
                <text:p text:style-name="P15">short_name is the abbreviated name of the instrument used to acquire the data. </text:p>
              </text:list-item>
              <text:list-item>
                <text:p text:style-name="P15">long_name is the full name of the instrument used to acquire the data.</text:p>
              </text:list-item>
            </text:list>
            <text:p text:style-name="P4">TODO: Define list of instruments</text:p>
          </table:table-cell>
        </table:table-row>
        <table:table-row>
          <table:table-cell table:style-name="Table16.A2" office:value-type="string">
            <text:p text:style-name="P1">DIF equivalent</text:p>
          </table:table-cell>
          <table:table-cell table:style-name="Table16.B2" office:value-type="string">
            <text:p text:style-name="Table_20_Contents">/DIF/Instrument</text:p>
          </table:table-cell>
        </table:table-row>
        <table:table-row>
          <table:table-cell table:style-name="Table16.A2" office:value-type="string">
            <text:p text:style-name="P1">ISO equivalent</text:p>
          </table:table-cell>
          <table:table-cell table:style-name="Table16.B2" office:value-type="string">
            <text:p text:style-name="P2">For ISO we just translate instruments to keywords belonging to a specific vocabulary. </text:p>
            <text:p text:style-name="P2"/>
            <text:p text:style-name="P2">/gmd:MD_Metadata/gmd:identificationInfo/gmd:MD_DataIdentification/gmd:descriptiveKeywords/gmd:MD_Keywords/gmd:keyword/gco:CharacterString</text:p>
          </table:table-cell>
        </table:table-row>
        <table:table-row>
          <table:table-cell table:style-name="Table16.A2" office:value-type="string">
            <text:p text:style-name="P1">MM2 equivalent</text:p>
          </table:table-cell>
          <table:table-cell table:style-name="Table16.B2" office:value-type="string">
            <text:p text:style-name="Table_20_Contents">?</text:p>
          </table:table-cell>
        </table:table-row>
        <table:table-row>
          <table:table-cell table:style-name="Table16.A2" office:value-type="string">
            <text:p text:style-name="P1">Example XML:</text:p>
          </table:table-cell>
          <table:table-cell table:style-name="Table16.B2" office:value-type="string">
            <text:p text:style-name="XML_20_code">&lt;instrument&gt;</text:p>
            <text:p text:style-name="XML_20_code">&lt;short_name&gt;MODIS&lt;/short_name&gt;</text:p>
            <text:p text:style-name="XML_20_code">&lt;long_name&gt;Moderate Resolution Imaging Spectroradiometer&lt;/long_name&gt;</text:p>
            <text:p text:style-name="XML_20_code">&lt;instrument&gt;</text:p>
          </table:table-cell>
        </table:table-row>
      </table:table>
      <text:p text:style-name="Standard"/>
      <text:h text:style-name="Heading_20_3" text:outline-level="3">platform</text:h>
      <table:table table:name="Table22" table:style-name="Table22">
        <table:table-column table:style-name="Table22.A"/>
        <table:table-column table:style-name="Table22.B"/>
        <table:table-row>
          <table:table-cell table:style-name="Table22.A1" office:value-type="string">
            <text:p text:style-name="P1">Element</text:p>
          </table:table-cell>
          <table:table-cell table:style-name="Table22.B1" office:value-type="string">
            <text:p text:style-name="Table_20_Contents">/mmd/platform</text:p>
          </table:table-cell>
        </table:table-row>
        <table:table-row>
          <table:table-cell table:style-name="Table22.A2" office:value-type="string">
            <text:p text:style-name="P1">Attributes</text:p>
          </table:table-cell>
          <table:table-cell table:style-name="Table22.B2" office:value-type="string">
            <text:p text:style-name="Table_20_Contents">None</text:p>
          </table:table-cell>
        </table:table-row>
        <table:table-row>
          <table:table-cell table:style-name="Table22.A2" office:value-type="string">
            <text:p text:style-name="P1">Required</text:p>
          </table:table-cell>
          <table:table-cell table:style-name="Table22.B2" office:value-type="string">
            <text:p text:style-name="Table_20_Contents">No</text:p>
          </table:table-cell>
        </table:table-row>
        <table:table-row>
          <table:table-cell table:style-name="Table22.A2" office:value-type="string">
            <text:p text:style-name="P1">Repetition allowed</text:p>
          </table:table-cell>
          <table:table-cell table:style-name="Table22.B2" office:value-type="string">
            <text:p text:style-name="Table_20_Contents">Yes</text:p>
          </table:table-cell>
        </table:table-row>
        <table:table-row>
          <table:table-cell table:style-name="Table22.A2" office:value-type="string">
            <text:p text:style-name="P1">Description</text:p>
          </table:table-cell>
          <table:table-cell table:style-name="Table22.B2" office:value-type="string">
            <text:p text:style-name="Table_20_Contents">The platform used to collect the data. The element is described using two child elements:</text:p>
            <text:list xml:id="list254857979" text:continue-numbering="true" text:style-name="L9">
              <text:list-item>
                <text:p text:style-name="P15">short_name is the abbreviated name of the platform used to acquire the data. </text:p>
              </text:list-item>
              <text:list-item>
                <text:p text:style-name="P15">long_name is the full name of the platform used to acquire the data.</text:p>
              </text:list-item>
            </text:list>
            <text:p text:style-name="P4">TODO: Define list of platforms</text:p>
          </table:table-cell>
        </table:table-row>
        <table:table-row>
          <table:table-cell table:style-name="Table22.A2" office:value-type="string">
            <text:p text:style-name="P1">DIF equivalent</text:p>
          </table:table-cell>
          <table:table-cell table:style-name="Table22.B2" office:value-type="string">
            <text:p text:style-name="Table_20_Contents">/DIF/Platform</text:p>
          </table:table-cell>
        </table:table-row>
        <table:table-row>
          <table:table-cell table:style-name="Table22.A2" office:value-type="string">
            <text:p text:style-name="P1">ISO equivalent</text:p>
          </table:table-cell>
          <table:table-cell table:style-name="Table22.B2" office:value-type="string">
            <text:p text:style-name="P2">For ISO we translate platforms to keywords from a specific vocabulary.</text:p>
            <text:p text:style-name="P2"/>
            <text:p text:style-name="P2"><text:soft-page-break/>/gmd:MD_Metadata/gmd:identificationInfo/gmd:MD_DataIdentification/gmd:descriptiveKeywords/gmd:MD_Keywords/gmd:keyword/gco:CharacterString</text:p>
          </table:table-cell>
        </table:table-row>
        <table:table-row>
          <table:table-cell table:style-name="Table22.A2" office:value-type="string">
            <text:p text:style-name="P1">MM2 equivalent</text:p>
          </table:table-cell>
          <table:table-cell table:style-name="Table22.B2" office:value-type="string">
            <text:p text:style-name="Table_20_Contents">?</text:p>
          </table:table-cell>
        </table:table-row>
        <table:table-row>
          <table:table-cell table:style-name="Table22.A2" office:value-type="string">
            <text:p text:style-name="XML_20_code">Example XML:</text:p>
          </table:table-cell>
          <table:table-cell table:style-name="Table22.B2" office:value-type="string">
            <text:p text:style-name="XML_20_code">&lt;platform&gt;</text:p>
            <text:p text:style-name="XML_20_code"><text:s text:c="2"/>&lt;short_name&gt;AQUA&lt;/short_name&gt;</text:p>
            <text:p text:style-name="XML_20_code"><text:s text:c="2"/>&lt;long_name&gt;Earth Observing System, AQUA&lt;long_name&gt;</text:p>
            <text:p text:style-name="XML_20_code">&lt;/platform&gt;</text:p>
          </table:table-cell>
        </table:table-row>
      </table:table>
      <text:h text:style-name="Heading_20_3" text:outline-level="3">data_access</text:h>
      <table:table table:name="Table10" table:style-name="Table10">
        <table:table-column table:style-name="Table10.A"/>
        <table:table-column table:style-name="Table10.B"/>
        <table:table-row>
          <table:table-cell table:style-name="Table10.A1" office:value-type="string">
            <text:p text:style-name="P1">Element</text:p>
          </table:table-cell>
          <table:table-cell table:style-name="Table10.B1" office:value-type="string">
            <text:p text:style-name="Table_20_Contents">/mmd/data_access</text:p>
          </table:table-cell>
        </table:table-row>
        <table:table-row>
          <table:table-cell table:style-name="Table10.A2" office:value-type="string">
            <text:p text:style-name="P1">Attributes</text:p>
          </table:table-cell>
          <table:table-cell table:style-name="Table10.B2" office:value-type="string">
            <text:p text:style-name="Table_20_Contents">None</text:p>
          </table:table-cell>
        </table:table-row>
        <table:table-row>
          <table:table-cell table:style-name="Table10.A2" office:value-type="string">
            <text:p text:style-name="P1">Required</text:p>
          </table:table-cell>
          <table:table-cell table:style-name="Table10.B2" office:value-type="string">
            <text:p text:style-name="Table_20_Contents">No</text:p>
          </table:table-cell>
        </table:table-row>
        <table:table-row>
          <table:table-cell table:style-name="Table10.A2" office:value-type="string">
            <text:p text:style-name="P1">Repetition allowed</text:p>
          </table:table-cell>
          <table:table-cell table:style-name="Table10.B2" office:value-type="string">
            <text:p text:style-name="Table_20_Contents">Yes</text:p>
          </table:table-cell>
        </table:table-row>
        <table:table-row>
          <table:table-cell table:style-name="Table10.A2" office:value-type="string">
            <text:p text:style-name="P1">Description</text:p>
          </table:table-cell>
          <table:table-cell table:style-name="Table10.B2" office:value-type="string">
            <text:p text:style-name="Table_20_Contents">Description of how to access the data in the dataset. This element has the following child elements:</text:p>
            <text:list xml:id="list424725890" text:style-name="L10">
              <text:list-item>
                <text:p text:style-name="P16">type: Description of the type of data access. <text:span text:style-name="T6">TODO: Descide if predefined list</text:span></text:p>
              </text:list-item>
              <text:list-item>
                <text:p text:style-name="P16">name: The name of the data access mechanism.</text:p>
              </text:list-item>
              <text:list-item>
                <text:p text:style-name="P16">resource: The URL used to access the data. TODO: <text:span text:style-name="T6">Decide what this should point to. For instance GetCapabilities vs GetMap</text:span></text:p>
              </text:list-item>
              <text:list-item>
                <text:p text:style-name="P17">description: Textual description about the access mechanism.</text:p>
              </text:list-item>
              <text:list-item>
                <text:p text:style-name="P18">TODO: Decide if we need some type of parameter mechanism.</text:p>
              </text:list-item>
            </text:list>
          </table:table-cell>
        </table:table-row>
        <table:table-row>
          <table:table-cell table:style-name="Table10.A2" office:value-type="string">
            <text:p text:style-name="P1">DIF equivalent</text:p>
          </table:table-cell>
          <table:table-cell table:style-name="Table10.B2" office:value-type="string">
            <text:p text:style-name="Table_20_Contents">/Related_Url</text:p>
            <text:p text:style-name="Table_20_Contents"/>
            <text:p text:style-name="Table_20_Contents">DIF mangler &lt;name&gt; så den kan ikke være med i en konvertering.</text:p>
          </table:table-cell>
        </table:table-row>
        <table:table-row>
          <table:table-cell table:style-name="Table10.A2" office:value-type="string">
            <text:p text:style-name="P1">ISO equivalent</text:p>
          </table:table-cell>
          <table:table-cell table:style-name="Table10.B2" office:value-type="string">
            <text:p text:style-name="P2">/gmd:MD_Metadata/gmd:distributionInfo/gmd:MD_Distribution/gmd:transferOptions/gmd:MD_DigitalTransferOptions/gmd:onLine/gmd:CI_OnlineResource</text:p>
          </table:table-cell>
        </table:table-row>
        <table:table-row>
          <table:table-cell table:style-name="Table10.A2" office:value-type="string">
            <text:p text:style-name="P1">MM2 equivalent</text:p>
          </table:table-cell>
          <table:table-cell table:style-name="Table10.B2" office:value-type="string">
            <text:p text:style-name="Table_20_Contents">/metadata@name='dataref'</text:p>
          </table:table-cell>
        </table:table-row>
        <table:table-row>
          <table:table-cell table:style-name="Table10.A2" office:value-type="string">
            <text:p text:style-name="P1">Example XML:</text:p>
          </table:table-cell>
          <table:table-cell table:style-name="Table10.B2" office:value-type="string">
            <text:p text:style-name="XML_20_code">&lt;data_access&gt;</text:p>
            <text:p text:style-name="XML_20_code"><text:s text:c="2"/><text:span text:style-name="T1">&lt;type&gt;WMS 1.3&lt;/type&gt;</text:span></text:p>
            <text:p text:style-name="XML_20_code"><text:s text:c="2"/><text:span text:style-name="T1">&lt;name&gt;...&lt;/name&gt;</text:span></text:p>
            <text:p text:style-name="XML_20_code"><text:s text:c="2"/><text:span text:style-name="T1">&lt;resource&gt;http://...&lt;/resource&gt;</text:span></text:p>
            <text:p text:style-name="XML_20_code"><text:s text:c="2"/><text:span text:style-name="T1">&lt;description&gt;...&lt;/description&gt;</text:span></text:p>
            <text:p text:style-name="XML_20_code">&lt;/data_access&gt;</text:p>
          </table:table-cell>
        </table:table-row>
      </table:table>
      <text:h text:style-name="Heading_20_3" text:outline-level="3">personell</text:h>
      <table:table table:name="Table17" table:style-name="Table17">
        <table:table-column table:style-name="Table17.A"/>
        <table:table-column table:style-name="Table17.B"/>
        <table:table-row>
          <table:table-cell table:style-name="Table17.A1" office:value-type="string">
            <text:p text:style-name="P1">Element</text:p>
          </table:table-cell>
          <table:table-cell table:style-name="Table17.B1" office:value-type="string">
            <text:p text:style-name="Table_20_Contents">/mmd/personell</text:p>
          </table:table-cell>
        </table:table-row>
        <table:table-row>
          <table:table-cell table:style-name="Table17.A2" office:value-type="string">
            <text:p text:style-name="P1">Attributes</text:p>
          </table:table-cell>
          <table:table-cell table:style-name="Table17.B2" office:value-type="string">
            <text:p text:style-name="Table_20_Contents">None</text:p>
          </table:table-cell>
        </table:table-row>
        <table:table-row>
          <table:table-cell table:style-name="Table17.A2" office:value-type="string">
            <text:p text:style-name="P1">Required</text:p>
          </table:table-cell>
          <table:table-cell table:style-name="Table17.B2" office:value-type="string">
            <text:p text:style-name="Table_20_Contents">No</text:p>
          </table:table-cell>
        </table:table-row>
        <table:table-row>
          <table:table-cell table:style-name="Table17.A2" office:value-type="string">
            <text:p text:style-name="P1">Repetition allowed</text:p>
          </table:table-cell>
          <table:table-cell table:style-name="Table17.B2" office:value-type="string">
            <text:p text:style-name="Table_20_Contents">Yes, but we only recommend having a single contact per role.</text:p>
          </table:table-cell>
        </table:table-row>
        <table:table-row>
          <table:table-cell table:style-name="Table17.A2" office:value-type="string">
            <text:p text:style-name="P1">Description</text:p>
          </table:table-cell>
          <table:table-cell table:style-name="Table17.B2" office:value-type="string">
            <text:p text:style-name="Table_20_Contents">Relevant contact person for the dataset. The contact has the following sub elements</text:p>
            <text:list xml:id="list776743168" text:style-name="L11">
              <text:list-item>
                <text:p text:style-name="P19"><text:soft-page-break/>role: The role the person has related to this dataset. The value should come from <text:bookmark-ref text:reference-format="text" text:ref-name="__RefHeading__1792_33930022">Contact roles</text:bookmark-ref>.</text:p>
              </text:list-item>
              <text:list-item>
                <text:p text:style-name="P19">name: The full name of the contact.</text:p>
              </text:list-item>
              <text:list-item>
                <text:p text:style-name="P19">email: The email address to the contact.</text:p>
              </text:list-item>
              <text:list-item>
                <text:p text:style-name="P19">phone: The phone number to the contact. The number should include land codes.</text:p>
              </text:list-item>
              <text:list-item>
                <text:p text:style-name="P19">fax: The fax number where the contact can receive faxes.</text:p>
              </text:list-item>
              <text:list-item>
                <text:p text:style-name="P19">contact_address contain the address information of the person. It consists of: </text:p>
                <text:list>
                  <text:list-item>
                    <text:p text:style-name="P19">address is the organization name, department, mail stop, street address, etc. of the person.</text:p>
                  </text:list-item>
                  <text:list-item>
                    <text:p text:style-name="P19">city: is the city or town of the person.</text:p>
                  </text:list-item>
                  <text:list-item>
                    <text:p text:style-name="P19">province_or_state: is the province, region or state.</text:p>
                  </text:list-item>
                  <text:list-item>
                    <text:p text:style-name="P19">postal_code: is the postal code of the person.</text:p>
                  </text:list-item>
                  <text:list-item>
                    <text:p text:style-name="P19">country: is the country of the person.</text:p>
                  </text:list-item>
                </text:list>
              </text:list-item>
            </text:list>
            <text:p text:style-name="Table_20_Contents"/>
            <text:p text:style-name="Table_20_Contents">Only role, name and email are mandatory.</text:p>
          </table:table-cell>
        </table:table-row>
        <table:table-row>
          <table:table-cell table:style-name="Table17.A2" office:value-type="string">
            <text:p text:style-name="P1">DIF equivalent</text:p>
          </table:table-cell>
          <table:table-cell table:style-name="Table17.B2" office:value-type="string">
            <text:p text:style-name="Table_20_Contents">/Personnel</text:p>
            <text:p text:style-name="Table_20_Contents"/>
            <text:p text:style-name="Table_20_Contents">There is a slight mismatch with DIF since DIF has first name, middle name and last name as separate elements. In export to DIF the name element is exported to &lt;Last_Name&gt; since this element is required.</text:p>
          </table:table-cell>
        </table:table-row>
        <table:table-row>
          <table:table-cell table:style-name="Table17.A2" office:value-type="string">
            <text:p text:style-name="P1">ISO equivalent</text:p>
          </table:table-cell>
          <table:table-cell table:style-name="Table17.B2" office:value-type="string">
            <text:p text:style-name="Table_20_Contents">/gmd:MD_Metadata/gmd:contact<text:span text:style-name="T3">/gmd:CI_ResponsibleParty</text:span></text:p>
            <text:p text:style-name="P2"/>
            <text:p text:style-name="P3">TODO: Decide the mapping between role and CI_ResponsibleParty</text:p>
          </table:table-cell>
        </table:table-row>
        <table:table-row>
          <table:table-cell table:style-name="Table17.A2" office:value-type="string">
            <text:p text:style-name="P1">MM2 equivalent</text:p>
          </table:table-cell>
          <table:table-cell table:style-name="Table17.B2" office:value-type="string">
            <text:p text:style-name="Table_20_Contents">Unknown</text:p>
          </table:table-cell>
        </table:table-row>
        <table:table-row>
          <table:table-cell table:style-name="Table17.A2" office:value-type="string">
            <text:p text:style-name="P1">Example XML:</text:p>
          </table:table-cell>
          <table:table-cell table:style-name="Table17.B2" office:value-type="string">
            <text:p text:style-name="XML_20_code">&lt;contact&gt;</text:p>
            <text:p text:style-name="XML_20_code"><text:s text:c="2"/><text:span text:style-name="T1">&lt;role&gt;Technical contact&lt;/role&gt;</text:span></text:p>
            <text:p text:style-name="XML_20_code"><text:s text:c="2"/><text:span text:style-name="T1">&lt;name&gt;Ole Dole&lt;/name&gt;</text:span></text:p>
            <text:p text:style-name="XML_20_code"><text:s text:c="2"/><text:span text:style-name="T1">&lt;email&gt;ole.dole@example.com&lt;/email&gt;</text:span></text:p>
            <text:p text:style-name="XML_20_code"><text:s text:c="2"/><text:span text:style-name="T1">&lt;phone&gt;004711111111&lt;/phone&gt;</text:span></text:p>
            <text:p text:style-name="P6"><text:s text:c="2"/>&lt;fax/&gt;</text:p>
            <text:p text:style-name="P6"><text:s text:c="2"/>&lt;contact_address&gt;</text:p>
            <text:p text:style-name="P6"><text:s text:c="3"/>&lt;address&gt;Meteorologisk institutt, Henrik Mohnsplass 1&lt;/address&gt;</text:p>
            <text:p text:style-name="P6"><text:s text:c="3"/>&lt;city&gt;Oslo&lt;/city&gt;</text:p>
            <text:p text:style-name="P6"><text:s text:c="3"/>&lt;province_or_state&gt;Oslo&lt;/province_or_state&gt;</text:p>
            <text:p text:style-name="P6"><text:s text:c="3"/>&lt;postal_code&gt;0000&lt;/postal_code&gt;</text:p>
            <text:p text:style-name="P6"><text:s text:c="3"/>&lt;country&gt;Norway&lt;/country&gt;</text:p>
            <text:p text:style-name="P6"><text:s text:c="2"/>&lt;/contact_address&gt;</text:p>
            <text:p text:style-name="XML_20_code">&lt;contact&gt;</text:p>
          </table:table-cell>
        </table:table-row>
      </table:table>
      <text:h text:style-name="Heading_20_3" text:outline-level="3">data_center</text:h>
      <table:table table:name="Table11" table:style-name="Table11">
        <table:table-column table:style-name="Table11.A"/>
        <table:table-column table:style-name="Table11.B"/>
        <table:table-row>
          <table:table-cell table:style-name="Table11.A1" office:value-type="string">
            <text:p text:style-name="P1">Element</text:p>
          </table:table-cell>
          <table:table-cell table:style-name="Table11.B1" office:value-type="string">
            <text:p text:style-name="Table_20_Contents">/mmd/data_center</text:p>
          </table:table-cell>
        </table:table-row>
        <table:table-row>
          <table:table-cell table:style-name="Table11.A2" office:value-type="string">
            <text:p text:style-name="P1">Attributes</text:p>
          </table:table-cell>
          <table:table-cell table:style-name="Table11.B2" office:value-type="string">
            <text:p text:style-name="Table_20_Contents">None</text:p>
          </table:table-cell>
        </table:table-row>
        <table:table-row>
          <table:table-cell table:style-name="Table11.A2" office:value-type="string">
            <text:p text:style-name="P1">Required</text:p>
          </table:table-cell>
          <table:table-cell table:style-name="Table11.B2" office:value-type="string">
            <text:p text:style-name="Table_20_Contents">No</text:p>
          </table:table-cell>
        </table:table-row>
        <table:table-row>
          <table:table-cell table:style-name="Table11.A2" office:value-type="string">
            <text:p text:style-name="P1">Repetition allowed</text:p>
          </table:table-cell>
          <table:table-cell table:style-name="Table11.B2" office:value-type="string">
            <text:p text:style-name="Table_20_Contents">Yes</text:p>
          </table:table-cell>
        </table:table-row>
        <table:table-row>
          <table:table-cell table:style-name="Table11.A2" office:value-type="string">
            <text:p text:style-name="P1">Description</text:p>
          </table:table-cell>
          <table:table-cell table:style-name="Table11.B2" office:value-type="string">
            <text:p text:style-name="Table_20_Contents">Description about the datacenter responsible for the distribution of the datasaet. The element has the following child elements:</text:p>
            <text:list xml:id="list1799431062" text:style-name="L12">
              <text:list-item>
                <text:p text:style-name="P20">data_center_name: The name of the data center split into two child <text:soft-page-break/>elements; short_name and long_name.</text:p>
              </text:list-item>
              <text:list-item>
                <text:p text:style-name="P20">data_center_url: URL to the data center's main website.</text:p>
              </text:list-item>
              <text:list-item>
                <text:p text:style-name="P20">dataset_id: The id assigned to the dataset by the data center. This may be different from metadata_identifier.</text:p>
              </text:list-item>
              <text:list-item>
                <text:p text:style-name="P20">contact: The data center contact person. See /mmd/contact for more information. The role of a data center contact must be “Data center contact”.</text:p>
              </text:list-item>
            </text:list>
          </table:table-cell>
        </table:table-row>
        <table:table-row>
          <table:table-cell table:style-name="Table11.A2" office:value-type="string">
            <text:p text:style-name="P1">DIF equivalent</text:p>
          </table:table-cell>
          <table:table-cell table:style-name="Table11.B2" office:value-type="string">
            <text:p text:style-name="Table_20_Contents">/DIF/Data_Center</text:p>
          </table:table-cell>
        </table:table-row>
        <table:table-row>
          <table:table-cell table:style-name="Table11.A2" office:value-type="string">
            <text:p text:style-name="P1">ISO equivalent</text:p>
          </table:table-cell>
          <table:table-cell table:style-name="Table11.B2" office:value-type="string">
            <text:p text:style-name="Table_20_Contents">/gmd:MD_Metadata/gmd:distributionInfo/gmd:MD_Distribution/gmd:distributor/gmd:MD_Distributor/gmd:distributorContact/gmd:CI_ResponsibleParty</text:p>
          </table:table-cell>
        </table:table-row>
        <table:table-row>
          <table:table-cell table:style-name="Table11.A2" office:value-type="string">
            <text:p text:style-name="P1">MM2 equivalent</text:p>
          </table:table-cell>
          <table:table-cell table:style-name="Table11.B2" office:value-type="string">
            <text:p text:style-name="Table_20_Contents">NA</text:p>
          </table:table-cell>
        </table:table-row>
        <table:table-row>
          <table:table-cell table:style-name="Table11.A2" office:value-type="string">
            <text:p text:style-name="P1">Example XML</text:p>
          </table:table-cell>
          <table:table-cell table:style-name="Table11.B2" office:value-type="string">
            <text:p text:style-name="XML_20_code">&lt;data_center&gt;</text:p>
            <text:p text:style-name="XML_20_code"><text:s text:c="2"/>&lt;data_center_name&gt;</text:p>
            <text:p text:style-name="XML_20_code"><text:s text:c="4"/>&lt;short_name&gt;METNO&lt;/short_name&gt;</text:p>
            <text:p text:style-name="XML_20_code"><text:s text:c="4"/>&lt;long_name&gt;</text:p>
            <text:p text:style-name="XML_20_code"><text:s text:c="6"/>Norwegian Meteorological Institute</text:p>
            <text:p text:style-name="XML_20_code"><text:s text:c="4"/>&lt;/long_name&gt;</text:p>
            <text:p text:style-name="XML_20_code"><text:s text:c="2"/>&lt;/data_center_name&gt;</text:p>
            <text:p text:style-name="XML_20_code"><text:s text:c="2"/>&lt;data_center_url&gt;http://met.no&lt;/data_center_url&gt;</text:p>
            <text:p text:style-name="XML_20_code"><text:s text:c="2"/>&lt;dataset_id&gt;45dlkf-234-df&lt;/dataset_id&gt;</text:p>
            <text:p text:style-name="XML_20_code"><text:s text:c="2"/>&lt;contact&gt;</text:p>
            <text:p text:style-name="XML_20_code"><text:s text:c="4"/>&lt;role&gt;Data center contact&lt;/role&gt;</text:p>
            <text:p text:style-name="XML_20_code"><text:s text:c="4"/>&lt;name&gt;Ole Dole&lt;/name&gt;</text:p>
            <text:p text:style-name="XML_20_code"><text:s text:c="4"/>&lt;email&gt;ole.dole@example.com&lt;/email&gt;</text:p>
            <text:p text:style-name="XML_20_code"><text:s text:c="4"/>&lt;phone&gt;004711111111&lt;/phone&gt;</text:p>
            <text:p text:style-name="XML_20_code"><text:s text:c="4"/>&lt;fax/&gt;</text:p>
            <text:p text:style-name="XML_20_code"><text:s text:c="2"/>&lt;contact&gt;</text:p>
            <text:p text:style-name="XML_20_code">&lt;/data_center&gt;</text:p>
          </table:table-cell>
        </table:table-row>
      </table:table>
      <text:h text:style-name="Heading_20_3" text:outline-level="3">dataset_citation</text:h>
      <table:table table:name="Table6" table:style-name="Table6">
        <table:table-column table:style-name="Table6.A"/>
        <table:table-column table:style-name="Table6.B"/>
        <table:table-row>
          <table:table-cell table:style-name="Table6.A1" office:value-type="string">
            <text:p text:style-name="P1">Element</text:p>
          </table:table-cell>
          <table:table-cell table:style-name="Table6.B1" office:value-type="string">
            <text:p text:style-name="Table_20_Contents">/mmd/dataset_citation</text:p>
          </table:table-cell>
        </table:table-row>
        <table:table-row>
          <table:table-cell table:style-name="Table6.A2" office:value-type="string">
            <text:p text:style-name="P1">Attributes</text:p>
          </table:table-cell>
          <table:table-cell table:style-name="Table6.B2" office:value-type="string">
            <text:p text:style-name="Table_20_Contents">None</text:p>
          </table:table-cell>
        </table:table-row>
        <table:table-row>
          <table:table-cell table:style-name="Table6.A2" office:value-type="string">
            <text:p text:style-name="P1">Required</text:p>
          </table:table-cell>
          <table:table-cell table:style-name="Table6.B2" office:value-type="string">
            <text:p text:style-name="Table_20_Contents">No</text:p>
          </table:table-cell>
        </table:table-row>
        <table:table-row>
          <table:table-cell table:style-name="Table6.A2" office:value-type="string">
            <text:p text:style-name="P1">Repetition allowed</text:p>
          </table:table-cell>
          <table:table-cell table:style-name="Table6.B2" office:value-type="string">
            <text:p text:style-name="Table_20_Contents">Yes</text:p>
          </table:table-cell>
        </table:table-row>
        <table:table-row>
          <table:table-cell table:style-name="Table6.A2" office:value-type="string">
            <text:p text:style-name="P1">Description</text:p>
          </table:table-cell>
          <table:table-cell table:style-name="Table6.B2" office:value-type="string">
            <text:p text:style-name="Table_20_Contents">A description of how the dataset should be properly cited. The element has the following child elements:</text:p>
            <text:list xml:id="list1130182229" text:style-name="L13">
              <text:list-item>
                <text:p text:style-name="P21">dataset_creator: The name of the organization(s) or individual(s) with primary intellectual responsibility for the data set's development.</text:p>
              </text:list-item>
              <text:list-item>
                <text:p text:style-name="P21">dataset_editor: Dataset Editor is the individual(s) responsible for the processing or re-processing of a particular dataset.</text:p>
              </text:list-item>
              <text:list-item>
                <text:p text:style-name="P21">dataset_title: The title of the data set; this may be the same as Entry Title.</text:p>
              </text:list-item>
              <text:list-item>
                <text:p text:style-name="P21">dataset_series_name: The name of the dataset series, or aggregate dataset of which the dataset is a part.</text:p>
              </text:list-item>
              <text:list-item>
                <text:p text:style-name="P21">dataset_release_date: The date when the data set was made available for release.</text:p>
              </text:list-item>
              <text:list-item>
                <text:p text:style-name="P21">dataset_release_place: The name of the city (and state or province and country if needed) where the data set was made available for <text:soft-page-break/>release.</text:p>
              </text:list-item>
              <text:list-item>
                <text:p text:style-name="P21">dataset_publisher The name of the individual or organization that made the data set available for release.</text:p>
              </text:list-item>
              <text:list-item>
                <text:p text:style-name="P21">Version: The version of the data set.</text:p>
              </text:list-item>
              <text:list-item>
                <text:p text:style-name="P21">issue_identification: The volume or issue number of the publication (if applicable).</text:p>
              </text:list-item>
              <text:list-item>
                <text:p text:style-name="P21">data_presentation_form: The mode in which the data are represented, e.g. atlas, image, profile, text, etc.</text:p>
              </text:list-item>
              <text:list-item>
                <text:p text:style-name="P21">other_citation_details: Additional free-text citation information. For example, &lt;other_citation_details&gt;NOAA/NCDC Paleoclimatology Program&lt;/other_citation_details&gt;</text:p>
              </text:list-item>
              <text:list-item>
                <text:p text:style-name="P21">dataset_doi: The Digital Object Identifier (DOI) of a data set.</text:p>
              </text:list-item>
              <text:list-item>
                <text:p text:style-name="P21">online_resource: The URL of the online resource containing the data set. </text:p>
              </text:list-item>
            </text:list>
          </table:table-cell>
        </table:table-row>
        <table:table-row>
          <table:table-cell table:style-name="Table6.A2" office:value-type="string">
            <text:p text:style-name="P1">Kommentarer</text:p>
          </table:table-cell>
          <table:table-cell table:style-name="Table6.B2" office:value-type="string">
            <text:p text:style-name="Table_20_Contents">Dette er identisk med DIF sitt format for sitering.</text:p>
          </table:table-cell>
        </table:table-row>
        <table:table-row>
          <table:table-cell table:style-name="Table6.A2" office:value-type="string">
            <text:p text:style-name="P1">DIF equivalent</text:p>
          </table:table-cell>
          <table:table-cell table:style-name="Table6.B2" office:value-type="string">
            <text:p text:style-name="Table_20_Contents">/DIF/Data_Set_Citation</text:p>
          </table:table-cell>
        </table:table-row>
        <table:table-row>
          <table:table-cell table:style-name="Table6.A2" office:value-type="string">
            <text:p text:style-name="P1">ISO equivalent</text:p>
          </table:table-cell>
          <table:table-cell table:style-name="Table6.B2" office:value-type="string">
            <text:p text:style-name="P2">NA</text:p>
          </table:table-cell>
        </table:table-row>
        <table:table-row>
          <table:table-cell table:style-name="Table6.A2" office:value-type="string">
            <text:p text:style-name="P1">MM2 equivalent</text:p>
          </table:table-cell>
          <table:table-cell table:style-name="Table6.B2" office:value-type="string">
            <text:p text:style-name="Table_20_Contents">NA</text:p>
          </table:table-cell>
        </table:table-row>
        <table:table-row>
          <table:table-cell table:style-name="Table6.A2" office:value-type="string">
            <text:p text:style-name="P1">Example XML:</text:p>
          </table:table-cell>
          <table:table-cell table:style-name="Table6.B2" office:value-type="string">
            <text:p text:style-name="XML_20_code">&lt;dataset_citation&gt;</text:p>
            <text:p text:style-name="XML_20_code"><text:s text:c="3"/>&lt;dataset_creator&gt;OMI SIPS&lt;/dataset_creator&gt;</text:p>
            <text:p text:style-name="XML_20_code"><text:s text:c="3"/>&lt;dataset_editor&gt;J. Smith, D. Johnson, M. Davis&lt;/dataset_editor&gt;</text:p>
            <text:p text:style-name="XML_20_code"><text:s text:c="3"/>&lt;dataset_title&gt;OMI/Aura Level 1B VIS Global Geolocated Earth Shine Radiances 1-orbit L2 Swath 13x24 km&lt;/dataset_title&gt;</text:p>
            <text:p text:style-name="XML_20_code"><text:s text:c="3"/>&lt;dataset_series_name&gt;OML1BRVG&lt;/dataset_series_name&gt;</text:p>
            <text:p text:style-name="XML_20_code"><text:s text:c="3"/>&lt;dataset_release_date&gt;2009&lt;/dataset_release_date&gt;</text:p>
            <text:p text:style-name="XML_20_code"><text:s text:c="3"/>&lt;dataset_release_place&gt;NASA Goddard Space Flight Center&lt;/dataset_release_place&gt;</text:p>
            <text:p text:style-name="XML_20_code"><text:s text:c="3"/>&lt;dataset_publisher&gt;U.S. Geological Survey&lt;/dataset_publisher&gt;</text:p>
            <text:p text:style-name="XML_20_code"><text:s text:c="3"/>&lt;version&gt;004&lt;/version&gt;</text:p>
            <text:p text:style-name="XML_20_code"><text:s text:c="3"/>&lt;data_presentation_form&gt;Digital Science Data&lt;/data_presentation_form&gt;</text:p>
            <text:p text:style-name="XML_20_code"><text:s text:c="3"/>&lt;online_resource&gt;http://disc.gsfc.nasa.gov/Aura/OMI/oml1brvg_v004.shtml&lt;/online_resource&gt;</text:p>
            <text:p text:style-name="XML_20_code">&lt;/dataset_citation&gt;</text:p>
          </table:table-cell>
        </table:table-row>
      </table:table>
      <text:h text:style-name="Heading_20_3" text:outline-level="3">reference</text:h>
      <table:table table:name="Table14" table:style-name="Table14">
        <table:table-column table:style-name="Table14.A"/>
        <table:table-column table:style-name="Table14.B"/>
        <table:table-row>
          <table:table-cell table:style-name="Table14.A1" office:value-type="string">
            <text:p text:style-name="P1">Element</text:p>
          </table:table-cell>
          <table:table-cell table:style-name="Table14.B1" office:value-type="string">
            <text:p text:style-name="Table_20_Contents">/mmd/reference</text:p>
          </table:table-cell>
        </table:table-row>
        <table:table-row>
          <table:table-cell table:style-name="Table14.A2" office:value-type="string">
            <text:p text:style-name="P1">Attributes</text:p>
          </table:table-cell>
          <table:table-cell table:style-name="Table14.B2" office:value-type="string">
            <text:list xml:id="list1971457332" text:style-name="L16">
              <text:list-item>
                <text:p text:style-name="P26">type. Attribute used to signal if the reference is specified as freetext or using fields. <text:span text:style-name="T7">Authors note: This attribute is required for easier identification of different types references based using Xpath.</text:span></text:p>
              </text:list-item>
            </text:list>
          </table:table-cell>
        </table:table-row>
        <table:table-row>
          <table:table-cell table:style-name="Table14.A2" office:value-type="string">
            <text:p text:style-name="P1">Required</text:p>
          </table:table-cell>
          <table:table-cell table:style-name="Table14.B2" office:value-type="string">
            <text:p text:style-name="Table_20_Contents">No</text:p>
          </table:table-cell>
        </table:table-row>
        <table:table-row>
          <table:table-cell table:style-name="Table14.A2" office:value-type="string">
            <text:p text:style-name="P1">Repetition allowed</text:p>
          </table:table-cell>
          <table:table-cell table:style-name="Table14.B2" office:value-type="string">
            <text:p text:style-name="Table_20_Contents">Yes</text:p>
          </table:table-cell>
        </table:table-row>
        <table:table-row>
          <table:table-cell table:style-name="Table14.A2" office:value-type="string">
            <text:p text:style-name="P1">Description</text:p>
          </table:table-cell>
          <table:table-cell table:style-name="Table14.B2" office:value-type="string">
            <text:p text:style-name="Table_20_Contents">The reference element describes key bibliographic citations pertaining to the data set.</text:p>
            <text:p text:style-name="Table_20_Contents"/>
            <text:p text:style-name="Table_20_Contents">Bibliographic citations may be populated as a block of text in the free-text field or as text in subfields (see below). Citations in the free-text field may <text:soft-page-break/>be provided in styles used by professional scientific journals such as the American Geophysical Union (AGU), American Psychological Association (APA), or Modern Language Association (MLA).</text:p>
            <text:p text:style-name="Table_20_Contents"/>
            <text:p text:style-name="Table_20_Contents">The field can contain the following sub elements:</text:p>
            <text:list xml:id="list2028147862" text:style-name="L14">
              <text:list-item>
                <text:p text:style-name="P22">author: The name of the individual(s) or organization(s) with primary intellectual responsibility for the cited resource's development.</text:p>
              </text:list-item>
              <text:list-item>
                <text:p text:style-name="P22">publication_date: The publication/reference date for the cited resource. <text:s/>If the Publication Date is not known, please use "Unknown".</text:p>
              </text:list-item>
              <text:list-item>
                <text:p text:style-name="P22">title: The title (name) of the cited resource.</text:p>
              </text:list-item>
              <text:list-item>
                <text:p text:style-name="P22">Series: The name of a resource series, or aggregate (collection) resource of which the cited resource is a part.</text:p>
              </text:list-item>
              <text:list-item>
                <text:p text:style-name="P22">edition: <text:s/>The version of a cited resource.</text:p>
              </text:list-item>
              <text:list-item>
                <text:p text:style-name="P22">volume: The order or sequence of a resource in a series or set.</text:p>
              </text:list-item>
              <text:list-item>
                <text:p text:style-name="P22">issue: The issue number of a resource (usually within a volume).</text:p>
              </text:list-item>
              <text:list-item>
                <text:p text:style-name="P22">report_number: The unique number or code assigned to a resource by the issuing organization(s).</text:p>
              </text:list-item>
              <text:list-item>
                <text:p text:style-name="P22">publication_place: The name of the city (and state or province and country if needed) where the resource was made available.</text:p>
              </text:list-item>
              <text:list-item>
                <text:p text:style-name="P22">publisher: The name of the individual(s) or organization(s) that made the resource available.</text:p>
              </text:list-item>
              <text:list-item>
                <text:p text:style-name="P22">pages: The range of pages or total number of pages of a cited resource.</text:p>
              </text:list-item>
              <text:list-item>
                <text:p text:style-name="P22">isbn: International Standard Book Number.</text:p>
              </text:list-item>
              <text:list-item>
                <text:p text:style-name="P22">doi: Digital Object Identifier.</text:p>
              </text:list-item>
              <text:list-item>
                <text:p text:style-name="P22">online_resource: The URL of the online resource containing the cited resource.</text:p>
              </text:list-item>
              <text:list-item>
                <text:p text:style-name="P22">other_reference_details: Additional free-text reference information.</text:p>
              </text:list-item>
            </text:list>
          </table:table-cell>
        </table:table-row>
        <table:table-row>
          <table:table-cell table:style-name="Table14.A2" office:value-type="string">
            <text:p text:style-name="P1">DIF equivalent</text:p>
          </table:table-cell>
          <table:table-cell table:style-name="Table14.B2" office:value-type="string">
            <text:p text:style-name="Table_20_Contents">/Reference</text:p>
          </table:table-cell>
        </table:table-row>
        <table:table-row>
          <table:table-cell table:style-name="Table14.A2" office:value-type="string">
            <text:p text:style-name="P1">ISO equivalent</text:p>
          </table:table-cell>
          <table:table-cell table:style-name="Table14.B2" office:value-type="string">
            <text:p text:style-name="P2">Not known if this maps to any element in ISO.</text:p>
          </table:table-cell>
        </table:table-row>
        <table:table-row>
          <table:table-cell table:style-name="Table14.A2" office:value-type="string">
            <text:p text:style-name="P1">MM2 equivalent</text:p>
          </table:table-cell>
          <table:table-cell table:style-name="Table14.B2" office:value-type="string">
            <text:p text:style-name="Table_20_Contents">NA</text:p>
          </table:table-cell>
        </table:table-row>
        <table:table-row>
          <table:table-cell table:style-name="Table14.A2" office:value-type="string">
            <text:p text:style-name="P1">Example XML</text:p>
          </table:table-cell>
          <table:table-cell table:style-name="Table14.B2" office:value-type="string">
            <text:p text:style-name="XML_20_code"><text:span text:style-name="T4">&lt;Reference&gt;</text:span><text:line-break/> <text:s/><text:span text:style-name="T4">&lt;Author&gt;Tillis, G. M.&lt;/Author&gt;</text:span><text:line-break/> <text:s/><text:span text:style-name="T4">&lt;Publication_Date&gt;2001&lt;/Publication_Date&gt;</text:span><text:line-break/> <text:s/><text:span text:style-name="T4">&lt;Title&gt;Measuring Taylor Slough boundary and internal flows,</text:span><text:line-break/><text:span text:style-name="T4">Everglades National Park, Florida&lt;/Title&gt;</text:span><text:line-break/> <text:s/><text:span text:style-name="T4">&lt;Series&gt;USGS Open-File Report&lt;/Series&gt;</text:span><text:line-break/> <text:s/><text:span text:style-name="T4">&lt;Report_Number&gt;01-225&lt;/Report_Number&gt;</text:span><text:line-break/> <text:s/><text:span text:style-name="T4">&lt;Publication_Place&gt;Tallahassee, FL&lt;/Publication_Place&gt;</text:span><text:line-break/> <text:s/><text:span text:style-name="T4">&lt;Publisher&gt;U.S. Geological Survey&lt;/Publisher&gt;</text:span><text:line-break/> <text:s/><text:span text:style-name="T4">&lt;Online_Resource&gt;http://fl.water.usgs.gov/Abstracts/ofr01_225_tillis.html</text:span><text:line-break/> <text:s/><text:span text:style-name="T4">&lt;/Online_Resource&gt;</text:span><text:line-break/><text:span text:style-name="T4">&lt;/Reference&gt;</text:span></text:p>
            <text:p text:style-name="P2"/>
            <text:p text:style-name="P2">or</text:p>
            <text:p text:style-name="P2"/>
            <text:p text:style-name="XML_20_code">&lt;Reference&gt;<text:line-break/>Crum, T.D., and R.L. Alberty, 1993: The WSR-88D and the WSR-88D Operational Support Facility. Bull. Amer. Meteor. Soc., <text:soft-page-break/>74,<text:line-break/>1669-1685.<text:line-break/>&lt;/Reference&gt;</text:p>
          </table:table-cell>
        </table:table-row>
      </table:table>
      <text:h text:style-name="Heading_20_3" text:outline-level="3">system_specific_product_category</text:h>
      <table:table table:name="Table20" table:style-name="Table20">
        <table:table-column table:style-name="Table20.A"/>
        <table:table-column table:style-name="Table20.B"/>
        <table:table-row>
          <table:table-cell table:style-name="Table20.A1" office:value-type="string">
            <text:p text:style-name="P1">Element</text:p>
          </table:table-cell>
          <table:table-cell table:style-name="Table20.B1" office:value-type="string">
            <text:p text:style-name="Table_20_Contents">/mmd/system_specific_product_category</text:p>
          </table:table-cell>
        </table:table-row>
        <table:table-row>
          <table:table-cell table:style-name="Table20.A2" office:value-type="string">
            <text:p text:style-name="P1">Attributes</text:p>
          </table:table-cell>
          <table:table-cell table:style-name="Table20.B2" office:value-type="string">
            <text:p text:style-name="Table_20_Contents">None</text:p>
          </table:table-cell>
        </table:table-row>
        <table:table-row>
          <table:table-cell table:style-name="Table20.A2" office:value-type="string">
            <text:p text:style-name="P1">Required</text:p>
          </table:table-cell>
          <table:table-cell table:style-name="Table20.B2" office:value-type="string">
            <text:p text:style-name="Table_20_Contents">No</text:p>
          </table:table-cell>
        </table:table-row>
        <table:table-row>
          <table:table-cell table:style-name="Table20.A2" office:value-type="string">
            <text:p text:style-name="P1">Repetition allowed</text:p>
          </table:table-cell>
          <table:table-cell table:style-name="Table20.B2" office:value-type="string">
            <text:p text:style-name="Table_20_Contents">Yes</text:p>
          </table:table-cell>
        </table:table-row>
        <table:table-row>
          <table:table-cell table:style-name="Table20.A2" office:value-type="string">
            <text:p text:style-name="P1">Description</text:p>
          </table:table-cell>
          <table:table-cell table:style-name="Table20.B2" office:value-type="string">
            <text:p text:style-name="Table_20_Contents">Product classification that is specific to one or more systems that use the metadata. For instance the radar images from api.met.no might be classified as RADAR in system while it is classified as REMOTE_SENSING in another system.</text:p>
            <text:p text:style-name="Table_20_Contents"/>
            <text:p text:style-name="Table_20_Contents">There is no controlled vocabulary for the selection of product classification keywords. It is up to each system to define these them selves.</text:p>
            <text:p text:style-name="Table_20_Contents"/>
            <text:p text:style-name="Table_20_Contents">The element has two sub elements:</text:p>
            <text:list xml:id="list787943810" text:style-name="L15">
              <text:list-item>
                <text:p text:style-name="P25">category: This element contains the actual category value.</text:p>
              </text:list-item>
              <text:list-item>
                <text:p text:style-name="P25">used_by: This element has a single attribute “for” that names the system that uses the category. This element can be repeated</text:p>
              </text:list-item>
            </text:list>
          </table:table-cell>
        </table:table-row>
        <table:table-row>
          <table:table-cell table:style-name="Table20.A2" office:value-type="string">
            <text:p text:style-name="P1">DIF equivalent</text:p>
          </table:table-cell>
          <table:table-cell table:style-name="Table20.B2" office:value-type="string">
            <text:p text:style-name="Table_20_Contents">NA</text:p>
          </table:table-cell>
        </table:table-row>
        <table:table-row>
          <table:table-cell table:style-name="Table20.A2" office:value-type="string">
            <text:p text:style-name="P1">ISO equivalent</text:p>
          </table:table-cell>
          <table:table-cell table:style-name="Table20.B2" office:value-type="string">
            <text:p text:style-name="P2">NA</text:p>
          </table:table-cell>
        </table:table-row>
        <table:table-row>
          <table:table-cell table:style-name="Table20.A2" office:value-type="string">
            <text:p text:style-name="P1">MM2 equivalent</text:p>
          </table:table-cell>
          <table:table-cell table:style-name="Table20.B2" office:value-type="string">
            <text:p text:style-name="Table_20_Contents">NA</text:p>
          </table:table-cell>
        </table:table-row>
        <table:table-row>
          <table:table-cell table:style-name="Table20.A2" office:value-type="string">
            <text:p text:style-name="P1">Example XML</text:p>
          </table:table-cell>
          <table:table-cell table:style-name="Table20.B2" office:value-type="string">
            <text:p text:style-name="XML_20_code"><text:span text:style-name="T4">&lt;system_specific_product_category&gt;</text:span></text:p>
            <text:p text:style-name="XML_20_code"><text:span text:style-name="T4"><text:s text:c="2"/>&lt;used_by for=”halo” /&gt;</text:span></text:p>
            <text:p text:style-name="XML_20_code"><text:span text:style-name="T4"><text:s text:c="2"/>&lt;category&gt;radar&lt;/category&gt;</text:span></text:p>
            <text:p text:style-name="XML_20_code"><text:span text:style-name="T4">&lt;/system_specific_product_category&gt;</text:span></text:p>
          </table:table-cell>
        </table:table-row>
      </table:table>
      <text:h text:style-name="Heading_20_3" text:outline-level="3">system_specific_product_relevance</text:h>
      <table:table table:name="Table28" table:style-name="Table28">
        <table:table-column table:style-name="Table28.A"/>
        <table:table-column table:style-name="Table28.B"/>
        <table:table-row>
          <table:table-cell table:style-name="Table28.A1" office:value-type="string">
            <text:p text:style-name="P1">Element</text:p>
          </table:table-cell>
          <table:table-cell table:style-name="Table28.B1" office:value-type="string">
            <text:p text:style-name="Table_20_Contents">/mmd/system_specific_product_relevance</text:p>
          </table:table-cell>
        </table:table-row>
        <table:table-row>
          <table:table-cell table:style-name="Table28.A2" office:value-type="string">
            <text:p text:style-name="P1">Attributes</text:p>
          </table:table-cell>
          <table:table-cell table:style-name="Table28.B2" office:value-type="string">
            <text:p text:style-name="Table_20_Contents">None</text:p>
          </table:table-cell>
        </table:table-row>
        <table:table-row>
          <table:table-cell table:style-name="Table28.A2" office:value-type="string">
            <text:p text:style-name="P1">Required</text:p>
          </table:table-cell>
          <table:table-cell table:style-name="Table28.B2" office:value-type="string">
            <text:p text:style-name="Table_20_Contents">No</text:p>
          </table:table-cell>
        </table:table-row>
        <table:table-row>
          <table:table-cell table:style-name="Table28.A2" office:value-type="string">
            <text:p text:style-name="P1">Repetition allowed</text:p>
          </table:table-cell>
          <table:table-cell table:style-name="Table28.B2" office:value-type="string">
            <text:p text:style-name="Table_20_Contents">Yes</text:p>
          </table:table-cell>
        </table:table-row>
        <table:table-row>
          <table:table-cell table:style-name="Table28.A2" office:value-type="string">
            <text:p text:style-name="P1">Description</text:p>
          </table:table-cell>
          <table:table-cell table:style-name="Table28.B2" office:value-type="string">
            <text:p text:style-name="Table_20_Contents">Relevance for the product used in for instance sorting or picking the best available product.</text:p>
            <text:p text:style-name="Table_20_Contents"/>
            <text:p text:style-name="Table_20_Contents">Different systems can attach different relevance to different products. For instance for the radar product offered by api.met.no either the radar image with the highest or lowest zoom level will be the most relevant depending on the application.</text:p>
            <text:p text:style-name="Table_20_Contents"/>
            <text:p text:style-name="Table_20_Contents">The element has two sub elements:</text:p>
            <text:list xml:id="list108259769" text:continue-numbering="true" text:style-name="L15">
              <text:list-item>
                <text:p text:style-name="P25">relevance: This element contains the actual relevance value.</text:p>
              </text:list-item>
              <text:list-item>
                <text:p text:style-name="P25">used_by: This element has a single attribute “for” that names the system that uses the category. This element can be repeated</text:p>
              </text:list-item>
            </text:list>
          </table:table-cell>
        </table:table-row>
        <text:soft-page-break/>
        <table:table-row>
          <table:table-cell table:style-name="Table28.A2" office:value-type="string">
            <text:p text:style-name="P1">DIF equivalent</text:p>
          </table:table-cell>
          <table:table-cell table:style-name="Table28.B2" office:value-type="string">
            <text:p text:style-name="Table_20_Contents">NA</text:p>
          </table:table-cell>
        </table:table-row>
        <table:table-row>
          <table:table-cell table:style-name="Table28.A2" office:value-type="string">
            <text:p text:style-name="P1">ISO equivalent</text:p>
          </table:table-cell>
          <table:table-cell table:style-name="Table28.B2" office:value-type="string">
            <text:p text:style-name="P2">NA</text:p>
          </table:table-cell>
        </table:table-row>
        <table:table-row>
          <table:table-cell table:style-name="Table28.A2" office:value-type="string">
            <text:p text:style-name="P1">MM2 equivalent</text:p>
          </table:table-cell>
          <table:table-cell table:style-name="Table28.B2" office:value-type="string">
            <text:p text:style-name="Table_20_Contents">NA</text:p>
          </table:table-cell>
        </table:table-row>
        <table:table-row>
          <table:table-cell table:style-name="Table28.A2" office:value-type="string">
            <text:p text:style-name="P1">Example XML</text:p>
          </table:table-cell>
          <table:table-cell table:style-name="Table28.B2" office:value-type="string">
            <text:p text:style-name="XML_20_code"><text:span text:style-name="T4">&lt;system_specific_product_relevance&gt;</text:span></text:p>
            <text:p text:style-name="XML_20_code"><text:span text:style-name="T4"><text:s text:c="2"/>&lt;used_by for=”halo” /&gt;</text:span></text:p>
            <text:p text:style-name="XML_20_code"><text:span text:style-name="T4"><text:s text:c="2"/>&lt;relevance&gt;radar&lt;/relevance&gt;</text:span></text:p>
            <text:p text:style-name="XML_20_code"><text:span text:style-name="T4">&lt;/system_specific_product_relevance&gt;</text:span></text:p>
          </table:table-cell>
        </table:table-row>
      </table:table>
      <text:h text:style-name="Heading_20_2" text:outline-level="2"/>
      <text:h text:style-name="Heading_20_2" text:outline-level="2">Predefined lists</text:h>
      <text:h text:style-name="Heading_20_3" text:outline-level="3"><text:bookmark-start text:name="__RefHeading__1880_33930022"/>Dataset production status<text:bookmark-end text:name="__RefHeading__1880_33930022"/></text:h>
      <table:table table:name="Table27" table:style-name="Table27">
        <table:table-column table:style-name="Table27.A"/>
        <table:table-column table:style-name="Table27.B"/>
        <table:table-row>
          <table:table-cell table:style-name="Table27.A1" office:value-type="string">
            <text:p text:style-name="Table_20_Contents">Planned</text:p>
          </table:table-cell>
          <table:table-cell table:style-name="Table27.B1" office:value-type="string">
            <text:p text:style-name="Table_20_Contents">Refers to data sets to be collected in the future and are thus unavailable at the present time. <text:s/>For Example: The Hydro spacecraft has not been launched, but information on planned data sets may be available.</text:p>
          </table:table-cell>
        </table:table-row>
        <table:table-row>
          <table:table-cell table:style-name="Table27.A2" office:value-type="string">
            <text:p text:style-name="Table_20_Contents">In Work</text:p>
          </table:table-cell>
          <table:table-cell table:style-name="Table27.B2" office:value-type="string">
            <text:p text:style-name="Table_20_Contents">Refers to data sets currently undergoing production or data that is continuously being collected or updated. <text:s/>For Example: data from the AIRS instrument on Aqua is being collected continuously.</text:p>
          </table:table-cell>
        </table:table-row>
        <table:table-row>
          <table:table-cell table:style-name="Table27.A2" office:value-type="string">
            <text:p text:style-name="Table_20_Contents">Complete</text:p>
          </table:table-cell>
          <table:table-cell table:style-name="Table27.B2" office:value-type="string">
            <text:p text:style-name="Table_20_Contents">Refers to data sets in which no updates or further data collection will be made. <text:s/>For Example: Nimbus-7 SMMR data collection has been completed.</text:p>
          </table:table-cell>
        </table:table-row>
        <table:table-row>
          <table:table-cell table:style-name="Table27.A2" office:value-type="string">
            <text:p text:style-name="Table_20_Contents"/>
          </table:table-cell>
          <table:table-cell table:style-name="Table27.B2" office:value-type="string">
            <text:p text:style-name="Table_20_Contents"/>
          </table:table-cell>
        </table:table-row>
        <table:table-row>
          <table:table-cell table:style-name="Table27.A2" office:value-type="string">
            <text:p text:style-name="Table_20_Contents"/>
          </table:table-cell>
          <table:table-cell table:style-name="Table27.B2" office:value-type="string">
            <text:p text:style-name="Table_20_Contents"/>
          </table:table-cell>
        </table:table-row>
      </table:table>
      <text:p text:style-name="Text_20_body"/>
      <text:h text:style-name="Heading_20_3" text:outline-level="3"><text:bookmark-start text:name="__RefHeading__1792_33930022"/>Contact roles<text:bookmark-end text:name="__RefHeading__1792_33930022"/></text:h>
      <table:table table:name="Table19" table:style-name="Table19">
        <table:table-column table:style-name="Table19.A"/>
        <table:table-column table:style-name="Table19.B"/>
        <table:table-row>
          <table:table-cell table:style-name="Table19.A1" office:value-type="string">
            <text:p text:style-name="Table_20_Contents">Investigator</text:p>
          </table:table-cell>
          <table:table-cell table:style-name="Table19.B1" office:value-type="string">
            <text:p text:style-name="Table_20_Contents">The person who headed the investigation or experiment that resulted in the acquisition of the data described (i.e., Principal Investigator, Experiment Team Leader)</text:p>
          </table:table-cell>
        </table:table-row>
        <table:table-row>
          <table:table-cell table:style-name="Table19.A2" office:value-type="string">
            <text:p text:style-name="Table_20_Contents">Technical contact</text:p>
          </table:table-cell>
          <table:table-cell table:style-name="Table19.B2" office:value-type="string">
            <text:p text:style-name="Table_20_Contents">The person who is knowledgeable about the technical content of the data (quality, processing methods, units, available software for further processing)</text:p>
          </table:table-cell>
        </table:table-row>
        <table:table-row>
          <table:table-cell table:style-name="Table19.A2" office:value-type="string">
            <text:p text:style-name="Table_20_Contents">Metadata author</text:p>
          </table:table-cell>
          <table:table-cell table:style-name="Table19.B2" office:value-type="string">
            <text:p text:style-name="Table_20_Contents">The main responsible person for the generation of the metadata for this dataset. Other people could have been involved, but this is the main contact with regard to the metadata.</text:p>
          </table:table-cell>
        </table:table-row>
      </table:table>
      <text:p text:style-name="Text_20_body"/>
      <text:h text:style-name="Heading_20_3" text:outline-level="3"><text:bookmark-start text:name="__RefHeading__1484_1714681708"/>ISO Topic categories<text:bookmark-end text:name="__RefHeading__1484_1714681708"/></text:h>
      <table:table table:name="Table12" table:style-name="Table12">
        <table:table-column table:style-name="Table12.A"/>
        <table:table-column table:style-name="Table12.B"/>
        <table:table-row>
          <table:table-cell table:style-name="Table12.A1" office:value-type="string">
            <text:p text:style-name="Table_20_Contents">farming</text:p>
          </table:table-cell>
          <table:table-cell table:style-name="Table12.B1" office:value-type="string">
            <text:p text:style-name="Table_20_Contents">earing of animals or cultivation of plants. For example, resources describing irrigation, aquaculture, herding, and pests and diseases affecting crops and livestock.</text:p>
          </table:table-cell>
        </table:table-row>
        <table:table-row>
          <table:table-cell table:style-name="Table12.A2" office:value-type="string">
            <text:p text:style-name="Table_20_Contents">biota</text:p>
          </table:table-cell>
          <table:table-cell table:style-name="Table12.B2" office:value-type="string">
            <text:p text:style-name="Table_20_Contents">naturally occurring flora and fauna. For example, resources describing wildlife, biological sciences, ecology, wilderness, sea life, wetlands, <text:soft-page-break/>and habitats.</text:p>
          </table:table-cell>
        </table:table-row>
        <table:table-row>
          <table:table-cell table:style-name="Table12.A2" office:value-type="string">
            <text:p text:style-name="Table_20_Contents">boundaries</text:p>
          </table:table-cell>
          <table:table-cell table:style-name="Table12.B2" office:value-type="string">
            <text:p text:style-name="Table_20_Contents">legal land descriptions.</text:p>
          </table:table-cell>
        </table:table-row>
        <table:table-row>
          <table:table-cell table:style-name="Table12.A2" office:value-type="string">
            <text:p text:style-name="Table_20_Contents">climatologyMeteorologyAtmosphere </text:p>
          </table:table-cell>
          <table:table-cell table:style-name="Table12.B2" office:value-type="string">
            <text:p text:style-name="Table_20_Contents">atmospheric processes and phenomena. For example, resources describing cloud cover, weather, atmospheric conditions, climate change, and precipitation.</text:p>
          </table:table-cell>
        </table:table-row>
        <table:table-row>
          <table:table-cell table:style-name="Table12.A2" office:value-type="string">
            <text:p text:style-name="Table_20_Contents">economy</text:p>
          </table:table-cell>
          <table:table-cell table:style-name="Table12.B2" office:value-type="string">
            <text:p text:style-name="Table_20_Contents">economic activities or employment. For example, resources describing labor, revenue, commerce, industry, tourism and ecotourism, forestry, fisheries, commercial or subsistence hunting, and exploration and exploitation of resources such as minerals, oil, and gas.</text:p>
          </table:table-cell>
        </table:table-row>
        <table:table-row>
          <table:table-cell table:style-name="Table12.A2" office:value-type="string">
            <text:p text:style-name="Table_20_Contents">elevation</text:p>
          </table:table-cell>
          <table:table-cell table:style-name="Table12.B2" office:value-type="string">
            <text:p text:style-name="Table_20_Contents">height above or below sea level. For example, resources describing altitude, bathymetry, digital elevation models, slope, and products derived from this information.</text:p>
          </table:table-cell>
        </table:table-row>
        <table:table-row>
          <table:table-cell table:style-name="Table12.A2" office:value-type="string">
            <text:p text:style-name="Table_20_Contents">environment</text:p>
          </table:table-cell>
          <table:table-cell table:style-name="Table12.B2" office:value-type="string">
            <text:p text:style-name="Table_20_Contents">environmental resources, protection, and conservation. For example, resources describing pollution, waste storage and treatment, environmental impact assessment, environmental risk, and nature reserves.</text:p>
          </table:table-cell>
        </table:table-row>
        <table:table-row>
          <table:table-cell table:style-name="Table12.A2" office:value-type="string">
            <text:p text:style-name="Table_20_Contents">geoscientificinformation</text:p>
          </table:table-cell>
          <table:table-cell table:style-name="Table12.B2" office:value-type="string">
            <text:p text:style-name="Table_20_Contents">earth sciences. For example, resources describing geophysical features and processes, minerals, the composition, structure and origin of the earth’s rocks, earthquakes, volcanic activity, landslides, gravity information, soils, permafrost, hydrogeology, and erosion.</text:p>
          </table:table-cell>
        </table:table-row>
        <table:table-row>
          <table:table-cell table:style-name="Table12.A2" office:value-type="string">
            <text:p text:style-name="Table_20_Contents">health</text:p>
          </table:table-cell>
          <table:table-cell table:style-name="Table12.B2" office:value-type="string">
            <text:p text:style-name="Table_20_Contents">health services, human ecology, and safety. For example, resources describing human disease and illness, factors affecting health, hygiene, mental and physical health, substance abuse, and health services.</text:p>
          </table:table-cell>
        </table:table-row>
        <table:table-row>
          <table:table-cell table:style-name="Table12.A2" office:value-type="string">
            <text:p text:style-name="Table_20_Contents">imageryBaseMapsEarthCover</text:p>
          </table:table-cell>
          <table:table-cell table:style-name="Table12.B2" office:value-type="string">
            <text:p text:style-name="Table_20_Contents">base maps. For example, resources describing land cover, topographic maps, and classified and unclassified images.</text:p>
          </table:table-cell>
        </table:table-row>
        <table:table-row>
          <table:table-cell table:style-name="Table12.A2" office:value-type="string">
            <text:p text:style-name="Table_20_Contents">intelligenceMilitary</text:p>
          </table:table-cell>
          <table:table-cell table:style-name="Table12.B2" office:value-type="string">
            <text:p text:style-name="Table_20_Contents">military bases, structures, and activities. For example, resources describing barracks, training grounds, military transportation, and information collection.</text:p>
          </table:table-cell>
        </table:table-row>
        <table:table-row>
          <table:table-cell table:style-name="Table12.A2" office:value-type="string">
            <text:p text:style-name="Table_20_Contents">inlandWaters</text:p>
          </table:table-cell>
          <table:table-cell table:style-name="Table12.B2" office:value-type="string">
            <text:p text:style-name="Table_20_Contents">inland water features, drainage systems, and their characteristics. For example, resources describing rivers and glaciers, salt lakes, water use plans, dams, currents, floods, water quality, and hydrographic charts.</text:p>
          </table:table-cell>
        </table:table-row>
        <table:table-row>
          <table:table-cell table:style-name="Table12.A2" office:value-type="string">
            <text:p text:style-name="Table_20_Contents">location</text:p>
          </table:table-cell>
          <table:table-cell table:style-name="Table12.B2" office:value-type="string">
            <text:p text:style-name="Table_20_Contents">positional information and services. For example, resources describing addresses, geodetic networks, postal zones and services, control points, and place names.</text:p>
          </table:table-cell>
        </table:table-row>
        <table:table-row>
          <table:table-cell table:style-name="Table12.A2" office:value-type="string">
            <text:p text:style-name="Table_20_Contents">oceans</text:p>
          </table:table-cell>
          <table:table-cell table:style-name="Table12.B2" office:value-type="string">
            <text:p text:style-name="Table_20_Contents">features and characteristics of salt water bodies excluding inland waters. For example, resources describing tides, tidal waves, coastal information, and reefs.</text:p>
          </table:table-cell>
        </table:table-row>
        <table:table-row>
          <table:table-cell table:style-name="Table12.A2" office:value-type="string">
            <text:p text:style-name="Table_20_Contents">planningCadastre</text:p>
          </table:table-cell>
          <table:table-cell table:style-name="Table12.B2" office:value-type="string">
            <text:p text:style-name="Table_20_Contents">land use. For example, resources describing zoning maps, cadastral surveys, and land ownership.</text:p>
          </table:table-cell>
        </table:table-row>
        <table:table-row>
          <table:table-cell table:style-name="Table12.A2" office:value-type="string">
            <text:p text:style-name="Table_20_Contents">society</text:p>
          </table:table-cell>
          <table:table-cell table:style-name="Table12.B2" office:value-type="string">
            <text:p text:style-name="Table_20_Contents">characteristics of societies and cultures. For example, resources describing natural settlements, anthropology, archaeology, education, traditional beliefs, manners and customs, demographic data, crime and justice, recreational areas and activities, social impact assessments, and census information.</text:p>
          </table:table-cell>
        </table:table-row>
        <table:table-row>
          <table:table-cell table:style-name="Table12.A2" office:value-type="string">
            <text:p text:style-name="Table_20_Contents">structure</text:p>
          </table:table-cell>
          <table:table-cell table:style-name="Table12.B2" office:value-type="string">
            <text:p text:style-name="Table_20_Contents">man-made construction. For example, resources describing buildings, museums, churches, factories, housing, monuments, and towers.</text:p>
          </table:table-cell>
        </table:table-row>
        <text:soft-page-break/>
        <table:table-row>
          <table:table-cell table:style-name="Table12.A2" office:value-type="string">
            <text:p text:style-name="Table_20_Contents">transportation</text:p>
          </table:table-cell>
          <table:table-cell table:style-name="Table12.B2" office:value-type="string">
            <text:p text:style-name="Table_20_Contents">means and aids for conveying people and goods. For example, resources describing roads, airports and airstrips, shipping routes, tunnels, nautical charts, vehicle or vessel location, aeronautical charts, and railways.</text:p>
          </table:table-cell>
        </table:table-row>
        <table:table-row>
          <table:table-cell table:style-name="Table12.A2" office:value-type="string">
            <text:p text:style-name="Table_20_Contents">utilitiesCommunications</text:p>
          </table:table-cell>
          <table:table-cell table:style-name="Table12.B2" office:value-type="string">
            <text:p text:style-name="Table_20_Contents">energy, water and waste systems, and communications infrastructure and services. For example, resources describing hydroelectricity, geothermal, solar, and nuclear sources of energy, water purification and distribution, sewage collection and disposal, electricity and gas distribution, data communication, telecommunication, radio, and communication network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XML_20_code" style:display-name="XML code" style:family="paragraph" style:parent-style-name="Text" style:class="extra">
      <style:paragraph-properties fo:margin-top="0in" fo:margin-bottom="0in"/>
      <style:text-properties style:font-name="Nimbus Mono L" fo:font-size="10pt" fo:font-style="normal" style:font-weight-asian="normal" style:font-weight-complex="normal"/>
    </style:style>
    <style:style style:name="Text" style:family="paragraph" style:parent-style-name="Caption" style:class="extra"/>
    <style:style style:name="Untitled1" style:family="paragraph" style:parent-style-name="XML_20_code" style:class="extra">
      <style:paragraph-properties fo:margin-top="0in" fo:margin-bottom="0in"/>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Øystein Torget</meta:initial-creator>
    <meta:creation-date>2012-12-06T15:01:58</meta:creation-date>
    <dc:date>2013-01-16T11:25:23</dc:date>
    <dc:creator>Øystein Torget</dc:creator>
    <meta:editing-duration>P1DT23H45M48S</meta:editing-duration>
    <meta:editing-cycles>120</meta:editing-cycles>
    <meta:generator>LibreOffice/3.5$Linux_X86_64 LibreOffice_project/350m1$Build-2</meta:generator>
    <meta:document-statistic meta:table-count="28" meta:image-count="0" meta:object-count="0" meta:page-count="18" meta:paragraph-count="744" meta:word-count="3516" meta:character-count="28345" meta:non-whitespace-character-count="25531"/>
  </office:meta>
</office:document-meta>
</file>